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caed5"/>
      <style:text-properties fo:color="#000000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 style:data-style-name="N61">
      <style:table-cell-properties fo:background-color="#c2e0ae"/>
    </style:style>
    <style:style style:name="ce4" style:family="table-cell" style:parent-style-name="Default">
      <style:table-cell-properties fo:background-color="#fdc578"/>
    </style:style>
    <style:style style:name="ce5" style:family="table-cell" style:parent-style-name="Default">
      <style:table-cell-properties fo:background-color="#f37b70"/>
    </style:style>
    <style:style style:name="ce6" style:family="table-cell" style:parent-style-name="Default" style:data-style-name="N6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rif velocity Sourcec:gaseous electronic RAJU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go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RG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/N (td)</text:p>
          </table:table-cell>
          <table:table-cell office:value-type="string" calcext:value-type="string">
            <text:p>V/1000(m/s)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erreur %</text:p>
          </table:table-cell>
          <table:table-cell/>
          <table:table-cell office:value-type="string" calcext:value-type="string">
            <text:p>f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0.935" calcext:value-type="float">
            <text:p>0,935</text:p>
          </table:table-cell>
          <table:table-cell table:formula="of:=[.$I$9]*[.B8]^[.$J$9]" office:value-type="float" office:value="0.919089840726118" calcext:value-type="float">
            <text:p>0,919089840726118</text:p>
          </table:table-cell>
          <table:table-cell table:formula="of:=ABS([.C8]-[.D8])/[.C8]" office:value-type="float" office:value="0.0170162131271465" calcext:value-type="float">
            <text:p>0,017016213127147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12" calcext:value-type="float">
            <text:p>0,012</text:p>
          </table:table-cell>
          <table:table-cell office:value-type="float" office:value="0.972" calcext:value-type="float">
            <text:p>0,972</text:p>
          </table:table-cell>
          <table:table-cell table:formula="of:=[.$I$9]*[.B9]^[.$J$9]" office:value-type="float" office:value="0.962899266424255" calcext:value-type="float">
            <text:p>0,962899266424255</text:p>
          </table:table-cell>
          <table:table-cell table:formula="of:=ABS([.C9]-[.D9])/[.C9]" office:value-type="float" office:value="0.00936289462525209" calcext:value-type="float">
            <text:p>0,009362894625252</text:p>
          </table:table-cell>
          <table:table-cell/>
          <table:table-cell office:value-type="string" calcext:value-type="string">
            <text:p>0-1td</text:p>
          </table:table-cell>
          <table:table-cell office:value-type="string" calcext:value-type="string">
            <text:p>f(x)=a*x**b</text:p>
          </table:table-cell>
          <table:table-cell office:value-type="float" office:value="2.9796" calcext:value-type="float">
            <text:p>2,9796</text:p>
          </table:table-cell>
          <table:table-cell office:value-type="float" office:value="0.2554" calcext:value-type="float">
            <text:p>0,2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4" calcext:value-type="float">
            <text:p>0,014</text:p>
          </table:table-cell>
          <table:table-cell office:value-type="float" office:value="1.005" calcext:value-type="float">
            <text:p>1,005</text:p>
          </table:table-cell>
          <table:table-cell table:formula="of:=[.$I$9]*[.B10]^[.$J$9]" office:value-type="float" office:value="1.00156483012257" calcext:value-type="float">
            <text:p>1,00156483012257</text:p>
          </table:table-cell>
          <table:table-cell table:formula="of:=ABS([.C10]-[.D10])/[.C10]" office:value-type="float" office:value="0.00341807948002607" calcext:value-type="float">
            <text:p>0,003418079480026</text:p>
          </table:table-cell>
          <table:table-cell/>
          <table:table-cell office:value-type="string" calcext:value-type="string">
            <text:p>1-6</text:p>
          </table:table-cell>
          <table:table-cell office:value-type="string" calcext:value-type="string">
            <text:p>f(x)=a*x+b*x**2+c*x**3+d</text:p>
          </table:table-cell>
          <table:table-cell office:value-type="float" office:value="1.01772" calcext:value-type="float">
            <text:p>1,01772</text:p>
          </table:table-cell>
          <table:table-cell office:value-type="float" office:value="-0.24127" calcext:value-type="float">
            <text:p>-0,24127</text:p>
          </table:table-cell>
          <table:table-cell office:value-type="float" office:value="0.0281481" calcext:value-type="float">
            <text:p>0,0281481</text:p>
          </table:table-cell>
          <table:table-cell office:value-type="float" office:value="2.14667" calcext:value-type="float">
            <text:p>2,14667</text:p>
          </table:table-cell>
        </table:table-row>
        <table:table-row table:style-name="ro1">
          <table:table-cell/>
          <table:table-cell office:value-type="float" office:value="0.017" calcext:value-type="float">
            <text:p>0,017</text:p>
          </table:table-cell>
          <table:table-cell office:value-type="float" office:value="1.047" calcext:value-type="float">
            <text:p>1,047</text:p>
          </table:table-cell>
          <table:table-cell table:formula="of:=[.$I$9]*[.B11]^[.$J$9]" office:value-type="float" office:value="1.05248186196648" calcext:value-type="float">
            <text:p>1,05248186196648</text:p>
          </table:table-cell>
          <table:table-cell table:formula="of:=ABS([.C11]-[.D11])/[.C11]" office:value-type="float" office:value="0.00523578029272613" calcext:value-type="float">
            <text:p>0,005235780292726</text:p>
          </table:table-cell>
          <table:table-cell/>
          <table:table-cell office:value-type="string" calcext:value-type="string">
            <text:p>6-500</text:p>
          </table:table-cell>
          <table:table-cell office:value-type="string" calcext:value-type="string">
            <text:p>f(x)=a*x+b*x**2+c*x**3+d</text:p>
          </table:table-cell>
          <table:table-cell office:value-type="float" office:value="0.902407" calcext:value-type="float">
            <text:p>0,902407</text:p>
          </table:table-cell>
          <table:table-cell office:value-type="float" office:value="-0.000909292" calcext:value-type="float">
            <text:p>-0,000909292</text:p>
          </table:table-cell>
          <table:table-cell table:style-name="ce6" office:value-type="float" office:value="0.00000102119" calcext:value-type="float">
            <text:p>1,02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.084" calcext:value-type="float">
            <text:p>1,084</text:p>
          </table:table-cell>
          <table:table-cell table:formula="of:=[.$I$9]*[.B12]^[.$J$9]" office:value-type="float" office:value="1.09708689290647" calcext:value-type="float">
            <text:p>1,09708689290647</text:p>
          </table:table-cell>
          <table:table-cell table:formula="of:=ABS([.C12]-[.D12])/[.C12]" office:value-type="float" office:value="0.0120727794340115" calcext:value-type="float">
            <text:p>0,0120727794340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25" calcext:value-type="float">
            <text:p>0,025</text:p>
          </table:table-cell>
          <table:table-cell office:value-type="float" office:value="1.144" calcext:value-type="float">
            <text:p>1,144</text:p>
          </table:table-cell>
          <table:table-cell table:formula="of:=[.$I$9]*[.B13]^[.$J$9]" office:value-type="float" office:value="1.16142680168557" calcext:value-type="float">
            <text:p>1,16142680168557</text:p>
          </table:table-cell>
          <table:table-cell table:formula="of:=ABS([.C13]-[.D13])/[.C13]" office:value-type="float" office:value="0.0152332182566188" calcext:value-type="float">
            <text:p>0,0152332182566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.205" calcext:value-type="float">
            <text:p>1,205</text:p>
          </table:table-cell>
          <table:table-cell table:formula="of:=[.$I$9]*[.B14]^[.$J$9]" office:value-type="float" office:value="1.21678748452379" calcext:value-type="float">
            <text:p>1,21678748452379</text:p>
          </table:table-cell>
          <table:table-cell table:formula="of:=ABS([.C14]-[.D14])/[.C14]" office:value-type="float" office:value="0.00978214483302238" calcext:value-type="float">
            <text:p>0,009782144833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35" calcext:value-type="float">
            <text:p>0,035</text:p>
          </table:table-cell>
          <table:table-cell office:value-type="float" office:value="1.252" calcext:value-type="float">
            <text:p>1,252</text:p>
          </table:table-cell>
          <table:table-cell table:formula="of:=[.$I$9]*[.B15]^[.$J$9]" office:value-type="float" office:value="1.26564802023163" calcext:value-type="float">
            <text:p>1,26564802023163</text:p>
          </table:table-cell>
          <table:table-cell table:formula="of:=ABS([.C15]-[.D15])/[.C15]" office:value-type="float" office:value="0.0109009746259013" calcext:value-type="float">
            <text:p>0,0109009746259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1.294" calcext:value-type="float">
            <text:p>1,294</text:p>
          </table:table-cell>
          <table:table-cell table:formula="of:=[.$I$9]*[.B16]^[.$J$9]" office:value-type="float" office:value="1.30955603821741" calcext:value-type="float">
            <text:p>1,30955603821741</text:p>
          </table:table-cell>
          <table:table-cell table:formula="of:=ABS([.C16]-[.D16])/[.C16]" office:value-type="float" office:value="0.0120216678650804" calcext:value-type="float">
            <text:p>0,012021667865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.368" calcext:value-type="float">
            <text:p>1,368</text:p>
          </table:table-cell>
          <table:table-cell table:formula="of:=[.$I$9]*[.B17]^[.$J$9]" office:value-type="float" office:value="1.38635644170853" calcext:value-type="float">
            <text:p>1,38635644170853</text:p>
          </table:table-cell>
          <table:table-cell table:formula="of:=ABS([.C17]-[.D17])/[.C17]" office:value-type="float" office:value="0.0134184515413238" calcext:value-type="float">
            <text:p>0,0134184515413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1.437" calcext:value-type="float">
            <text:p>1,437</text:p>
          </table:table-cell>
          <table:table-cell table:formula="of:=[.$I$9]*[.B18]^[.$J$9]" office:value-type="float" office:value="1.45243864263481" calcext:value-type="float">
            <text:p>1,45243864263481</text:p>
          </table:table-cell>
          <table:table-cell table:formula="of:=ABS([.C18]-[.D18])/[.C18]" office:value-type="float" office:value="0.0107436622371661" calcext:value-type="float">
            <text:p>0,0107436622371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1.5" calcext:value-type="float">
            <text:p>1,5</text:p>
          </table:table-cell>
          <table:table-cell table:formula="of:=[.$I$9]*[.B19]^[.$J$9]" office:value-type="float" office:value="1.51076183469959" calcext:value-type="float">
            <text:p>1,51076183469959</text:p>
          </table:table-cell>
          <table:table-cell table:formula="of:=ABS([.C19]-[.D19])/[.C19]" office:value-type="float" office:value="0.00717455646639076" calcext:value-type="float">
            <text:p>0,0071745564663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1.556" calcext:value-type="float">
            <text:p>1,556</text:p>
          </table:table-cell>
          <table:table-cell table:formula="of:=[.$I$9]*[.B20]^[.$J$9]" office:value-type="float" office:value="1.56317337151698" calcext:value-type="float">
            <text:p>1,56317337151698</text:p>
          </table:table-cell>
          <table:table-cell table:formula="of:=ABS([.C20]-[.D20])/[.C20]" office:value-type="float" office:value="0.00461013593636043" calcext:value-type="float">
            <text:p>0,004610135936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.654" calcext:value-type="float">
            <text:p>1,654</text:p>
          </table:table-cell>
          <table:table-cell table:formula="of:=[.$I$9]*[.B21]^[.$J$9]" office:value-type="float" office:value="1.65484745201107" calcext:value-type="float">
            <text:p>1,65484745201107</text:p>
          </table:table-cell>
          <table:table-cell table:formula="of:=ABS([.C21]-[.D21])/[.C21]" office:value-type="float" office:value="0.00051236518202751" calcext:value-type="float">
            <text:p>0,0005123651820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1.741" calcext:value-type="float">
            <text:p>1,741</text:p>
          </table:table-cell>
          <table:table-cell table:formula="of:=[.$I$9]*[.B22]^[.$J$9]" office:value-type="float" office:value="1.73372757153601" calcext:value-type="float">
            <text:p>1,73372757153601</text:p>
          </table:table-cell>
          <table:table-cell table:formula="of:=ABS([.C22]-[.D22])/[.C22]" office:value-type="float" office:value="0.00417715592417653" calcext:value-type="float">
            <text:p>0,0041771559241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office:value-type="float" office:value="1.82" calcext:value-type="float">
            <text:p>1,82</text:p>
          </table:table-cell>
          <table:table-cell table:formula="of:=[.$I$9]*[.B23]^[.$J$9]" office:value-type="float" office:value="1.80334602093175" calcext:value-type="float">
            <text:p>1,80334602093175</text:p>
          </table:table-cell>
          <table:table-cell table:formula="of:=ABS([.C23]-[.D23])/[.C23]" office:value-type="float" office:value="0.00915053794958575" calcext:value-type="float">
            <text:p>0,0091505379495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office:value-type="float" office:value="1.918" calcext:value-type="float">
            <text:p>1,918</text:p>
          </table:table-cell>
          <table:table-cell table:formula="of:=[.$I$9]*[.B24]^[.$J$9]" office:value-type="float" office:value="1.89502358788679" calcext:value-type="float">
            <text:p>1,89502358788679</text:p>
          </table:table-cell>
          <table:table-cell table:formula="of:=ABS([.C24]-[.D24])/[.C24]" office:value-type="float" office:value="0.0119793598087644" calcext:value-type="float">
            <text:p>0,0119793598087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table:formula="of:=[.$I$9]*[.B25]^[.$J$9]" office:value-type="float" office:value="1.97533621732418" calcext:value-type="float">
            <text:p>1,97533621732418</text:p>
          </table:table-cell>
          <table:table-cell table:formula="of:=ABS([.C25]-[.D25])/[.C25]" office:value-type="float" office:value="0.0123318913379092" calcext:value-type="float">
            <text:p>0,0123318913379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13" calcext:value-type="float">
            <text:p>2,13</text:p>
          </table:table-cell>
          <table:table-cell table:formula="of:=[.$I$9]*[.B26]^[.$J$9]" office:value-type="float" office:value="2.09118205674898" calcext:value-type="float">
            <text:p>2,09118205674898</text:p>
          </table:table-cell>
          <table:table-cell table:formula="of:=ABS([.C26]-[.D26])/[.C26]" office:value-type="float" office:value="0.0182243865028248" calcext:value-type="float">
            <text:p>0,0182243865028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.23" calcext:value-type="float">
            <text:p>2,23</text:p>
          </table:table-cell>
          <table:table-cell table:formula="of:=[.$I$9]*[.B27]^[.$J$9]" office:value-type="float" office:value="2.19086054396199" calcext:value-type="float">
            <text:p>2,19086054396199</text:p>
          </table:table-cell>
          <table:table-cell table:formula="of:=ABS([.C27]-[.D27])/[.C27]" office:value-type="float" office:value="0.0175513255775836" calcext:value-type="float">
            <text:p>0,0175513255775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2.31" calcext:value-type="float">
            <text:p>2,31</text:p>
          </table:table-cell>
          <table:table-cell table:formula="of:=[.$I$9]*[.B28]^[.$J$9]" office:value-type="float" office:value="2.2788353310145" calcext:value-type="float">
            <text:p>2,2788353310145</text:p>
          </table:table-cell>
          <table:table-cell table:formula="of:=ABS([.C28]-[.D28])/[.C28]" office:value-type="float" office:value="0.0134911986950206" calcext:value-type="float">
            <text:p>0,013491198695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2.39" calcext:value-type="float">
            <text:p>2,39</text:p>
          </table:table-cell>
          <table:table-cell table:formula="of:=[.$I$9]*[.B29]^[.$J$9]" office:value-type="float" office:value="2.3578929687632" calcext:value-type="float">
            <text:p>2,3578929687632</text:p>
          </table:table-cell>
          <table:table-cell table:formula="of:=ABS([.C29]-[.D29])/[.C29]" office:value-type="float" office:value="0.01343390428318" calcext:value-type="float">
            <text:p>0,013433904283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.52" calcext:value-type="float">
            <text:p>2,52</text:p>
          </table:table-cell>
          <table:table-cell table:formula="of:=[.$I$9]*[.B30]^[.$J$9]" office:value-type="float" office:value="2.49617428403733" calcext:value-type="float">
            <text:p>2,49617428403733</text:p>
          </table:table-cell>
          <table:table-cell table:formula="of:=ABS([.C30]-[.D30])/[.C30]" office:value-type="float" office:value="0.00945464919153625" calcext:value-type="float">
            <text:p>0,0094546491915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2.63" calcext:value-type="float">
            <text:p>2,63</text:p>
          </table:table-cell>
          <table:table-cell table:formula="of:=[.$I$9]*[.B31]^[.$J$9]" office:value-type="float" office:value="2.61515717012792" calcext:value-type="float">
            <text:p>2,61515717012792</text:p>
          </table:table-cell>
          <table:table-cell table:formula="of:=ABS([.C31]-[.D31])/[.C31]" office:value-type="float" office:value="0.00564366154832014" calcext:value-type="float">
            <text:p>0,005643661548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2.73" calcext:value-type="float">
            <text:p>2,73</text:p>
          </table:table-cell>
          <table:table-cell table:formula="of:=[.$I$9]*[.B32]^[.$J$9]" office:value-type="float" office:value="2.72016973963396" calcext:value-type="float">
            <text:p>2,72016973963396</text:p>
          </table:table-cell>
          <table:table-cell table:formula="of:=ABS([.C32]-[.D32])/[.C32]" office:value-type="float" office:value="0.00360082797290772" calcext:value-type="float">
            <text:p>0,0036008279729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2.81" calcext:value-type="float">
            <text:p>2,81</text:p>
          </table:table-cell>
          <table:table-cell table:formula="of:=[.$I$9]*[.B33]^[.$J$9]" office:value-type="float" office:value="2.81453820538669" calcext:value-type="float">
            <text:p>2,81453820538669</text:p>
          </table:table-cell>
          <table:table-cell table:formula="of:=ABS([.C33]-[.D33])/[.C33]" office:value-type="float" office:value="0.00161501971056601" calcext:value-type="float">
            <text:p>0,0016150197105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,95</text:p>
          </table:table-cell>
          <table:table-cell table:formula="of:=[.$I$10]*[.B34]+[.$J$10]*[.B34]^2+[.$K$10]*[.B34]^3+[.$L$10]" office:value-type="float" office:value="2.9512681" calcext:value-type="float">
            <text:p>2,9512681</text:p>
          </table:table-cell>
          <table:table-cell table:formula="of:=ABS([.C34]-[.D34])/[.C34]" office:value-type="float" office:value="0.000429864406779621" calcext:value-type="float">
            <text:p>0,000429864406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44" calcext:value-type="float">
            <text:p>3,44</text:p>
          </table:table-cell>
          <table:table-cell table:formula="of:=[.$I$10]*[.B35]+[.$J$10]*[.B35]^2+[.$K$10]*[.B35]^3+[.$L$10]" office:value-type="float" office:value="3.4422148" calcext:value-type="float">
            <text:p>3,4422148</text:p>
          </table:table-cell>
          <table:table-cell table:formula="of:=ABS([.C35]-[.D35])/[.C35]" office:value-type="float" office:value="0.000643837209302314" calcext:value-type="float">
            <text:p>0,0006438372093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81" calcext:value-type="float">
            <text:p>3,81</text:p>
          </table:table-cell>
          <table:table-cell table:formula="of:=[.$I$10]*[.B36]+[.$J$10]*[.B36]^2+[.$K$10]*[.B36]^3+[.$L$10]" office:value-type="float" office:value="3.7883987" calcext:value-type="float">
            <text:p>3,7883987</text:p>
          </table:table-cell>
          <table:table-cell table:formula="of:=ABS([.C36]-[.D36])/[.C36]" office:value-type="float" office:value="0.00566963254593174" calcext:value-type="float">
            <text:p>0,0056696325459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12" calcext:value-type="float">
            <text:p>4,12</text:p>
          </table:table-cell>
          <table:table-cell table:formula="of:=[.$I$10]*[.B37]+[.$J$10]*[.B37]^2+[.$K$10]*[.B37]^3+[.$L$10]" office:value-type="float" office:value="4.1587084" calcext:value-type="float">
            <text:p>4,1587084</text:p>
          </table:table-cell>
          <table:table-cell table:formula="of:=ABS([.C37]-[.D37])/[.C37]" office:value-type="float" office:value="0.0093952427184466" calcext:value-type="float">
            <text:p>0,009395242718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,75</text:p>
          </table:table-cell>
          <table:table-cell table:formula="of:=[.$I$10]*[.B38]+[.$J$10]*[.B38]^2+[.$K$10]*[.B38]^3+[.$L$10]" office:value-type="float" office:value="4.7220325" calcext:value-type="float">
            <text:p>4,7220325</text:p>
          </table:table-cell>
          <table:table-cell table:formula="of:=ABS([.C38]-[.D38])/[.C38]" office:value-type="float" office:value="0.00588789473684228" calcext:value-type="float">
            <text:p>0,0058878947368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4" calcext:value-type="float">
            <text:p>5,64</text:p>
          </table:table-cell>
          <table:table-cell table:formula="of:=[.$I$10]*[.B39]+[.$J$10]*[.B39]^2+[.$K$10]*[.B39]^3+[.$L$10]" office:value-type="float" office:value="5.6472596" calcext:value-type="float">
            <text:p>5,6472596</text:p>
          </table:table-cell>
          <table:table-cell table:formula="of:=ABS([.C39]-[.D39])/[.C39]" office:value-type="float" office:value="0.00128716312056742" calcext:value-type="float">
            <text:p>0,001287163120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table:formula="of:=[.$I$11]*[.B40]+[.$J$11]*[.B40]^2+[.$K$11]*[.B40]^3+[.$L$11]" office:value-type="float" office:value="6.27264396017" calcext:value-type="float">
            <text:p>6,27264396017</text:p>
          </table:table-cell>
          <table:table-cell table:formula="of:=ABS([.C40]-[.D40])/[.C40]" office:value-type="float" office:value="0.0198993812234376" calcext:value-type="float">
            <text:p>0,0198993812234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61" calcext:value-type="float">
            <text:p>7,61</text:p>
          </table:table-cell>
          <table:table-cell table:formula="of:=[.$I$11]*[.B41]+[.$J$11]*[.B41]^2+[.$K$11]*[.B41]^3+[.$L$11]" office:value-type="float" office:value="7.16158416128" calcext:value-type="float">
            <text:p>7,16158416128</text:p>
          </table:table-cell>
          <table:table-cell table:formula="of:=ABS([.C41]-[.D41])/[.C41]" office:value-type="float" office:value="0.058924551737188" calcext:value-type="float">
            <text:p>0,058924551737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56" calcext:value-type="float">
            <text:p>9,56</text:p>
          </table:table-cell>
          <table:table-cell table:formula="of:=[.$I$11]*[.B42]+[.$J$11]*[.B42]^2+[.$K$11]*[.B42]^3+[.$L$11]" office:value-type="float" office:value="8.93416199" calcext:value-type="float">
            <text:p>8,93416199</text:p>
          </table:table-cell>
          <table:table-cell table:formula="of:=ABS([.C42]-[.D42])/[.C42]" office:value-type="float" office:value="0.0654642269874478" calcext:value-type="float">
            <text:p>0,065464226987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table:formula="of:=[.$I$11]*[.B43]+[.$J$11]*[.B43]^2+[.$K$11]*[.B43]^3+[.$L$11]" office:value-type="float" office:value="10.69971056832" calcext:value-type="float">
            <text:p>10,69971056832</text:p>
          </table:table-cell>
          <table:table-cell table:formula="of:=ABS([.C43]-[.D43])/[.C43]" office:value-type="float" office:value="0.085494823220513" calcext:value-type="float">
            <text:p>0,0854948232205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4" calcext:value-type="float">
            <text:p>13,4</text:p>
          </table:table-cell>
          <table:table-cell table:formula="of:=[.$I$11]*[.B44]+[.$J$11]*[.B44]^2+[.$K$11]*[.B44]^3+[.$L$11]" office:value-type="float" office:value="12.45827891336" calcext:value-type="float">
            <text:p>12,45827891336</text:p>
          </table:table-cell>
          <table:table-cell table:formula="of:=ABS([.C44]-[.D44])/[.C44]" office:value-type="float" office:value="0.0702776930328359" calcext:value-type="float">
            <text:p>0,070277693032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table:formula="of:=[.$I$11]*[.B45]+[.$J$11]*[.B45]^2+[.$K$11]*[.B45]^3+[.$L$11]" office:value-type="float" office:value="15.08315071847" calcext:value-type="float">
            <text:p>15,08315071847</text:p>
          </table:table-cell>
          <table:table-cell table:formula="of:=ABS([.C45]-[.D45])/[.C45]" office:value-type="float" office:value="0.0746533301552148" calcext:value-type="float">
            <text:p>0,0746533301552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.8" calcext:value-type="float">
            <text:p>18,8</text:p>
          </table:table-cell>
          <table:table-cell table:formula="of:=[.$I$11]*[.B46]+[.$J$11]*[.B46]^2+[.$K$11]*[.B46]^3+[.$L$11]" office:value-type="float" office:value="17.69259272" calcext:value-type="float">
            <text:p>17,69259272</text:p>
          </table:table-cell>
          <table:table-cell table:formula="of:=ABS([.C46]-[.D46])/[.C46]" office:value-type="float" office:value="0.0589046425531915" calcext:value-type="float">
            <text:p>0,058904642553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.4" calcext:value-type="float">
            <text:p>22,4</text:p>
          </table:table-cell>
          <table:table-cell table:formula="of:=[.$I$11]*[.B47]+[.$J$11]*[.B47]^2+[.$K$11]*[.B47]^3+[.$L$11]" office:value-type="float" office:value="22.00782359375" calcext:value-type="float">
            <text:p>22,00782359375</text:p>
          </table:table-cell>
          <table:table-cell table:formula="of:=ABS([.C47]-[.D47])/[.C47]" office:value-type="float" office:value="0.0175078752790179" calcext:value-type="float">
            <text:p>0,017507875279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7.1" calcext:value-type="float">
            <text:p>27,1</text:p>
          </table:table-cell>
          <table:table-cell table:formula="of:=[.$I$11]*[.B48]+[.$J$11]*[.B48]^2+[.$K$11]*[.B48]^3+[.$L$11]" office:value-type="float" office:value="26.28141933" calcext:value-type="float">
            <text:p>26,28141933</text:p>
          </table:table-cell>
          <table:table-cell table:formula="of:=ABS([.C48]-[.D48])/[.C48]" office:value-type="float" office:value="0.0302059287822879" calcext:value-type="float">
            <text:p>0,0302059287822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1.1" calcext:value-type="float">
            <text:p>31,1</text:p>
          </table:table-cell>
          <table:table-cell table:formula="of:=[.$I$11]*[.B49]+[.$J$11]*[.B49]^2+[.$K$11]*[.B49]^3+[.$L$11]" office:value-type="float" office:value="30.51414582125" calcext:value-type="float">
            <text:p>30,51414582125</text:p>
          </table:table-cell>
          <table:table-cell table:formula="of:=ABS([.C49]-[.D49])/[.C49]" office:value-type="float" office:value="0.01883775494373" calcext:value-type="float">
            <text:p>0,018837754943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.4" calcext:value-type="float">
            <text:p>34,4</text:p>
          </table:table-cell>
          <table:table-cell table:formula="of:=[.$I$11]*[.B50]+[.$J$11]*[.B50]^2+[.$K$11]*[.B50]^3+[.$L$11]" office:value-type="float" office:value="34.70676896" calcext:value-type="float">
            <text:p>34,70676896</text:p>
          </table:table-cell>
          <table:table-cell table:formula="of:=ABS([.C50]-[.D50])/[.C50]" office:value-type="float" office:value="0.00891770232558138" calcext:value-type="float">
            <text:p>0,0089177023255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1.2" calcext:value-type="float">
            <text:p>41,2</text:p>
          </table:table-cell>
          <table:table-cell table:formula="of:=[.$I$11]*[.B51]+[.$J$11]*[.B51]^2+[.$K$11]*[.B51]^3+[.$L$11]" office:value-type="float" office:value="42.97476875" calcext:value-type="float">
            <text:p>42,97476875</text:p>
          </table:table-cell>
          <table:table-cell table:formula="of:=ABS([.C51]-[.D51])/[.C51]" office:value-type="float" office:value="0.0430769114077668" calcext:value-type="float">
            <text:p>0,0430769114077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9.1" calcext:value-type="float">
            <text:p>49,1</text:p>
          </table:table-cell>
          <table:table-cell table:formula="of:=[.$I$11]*[.B52]+[.$J$11]*[.B52]^2+[.$K$11]*[.B52]^3+[.$L$11]" office:value-type="float" office:value="51.09154584" calcext:value-type="float">
            <text:p>51,09154584</text:p>
          </table:table-cell>
          <table:table-cell table:formula="of:=ABS([.C52]-[.D52])/[.C52]" office:value-type="float" office:value="0.0405610150712831" calcext:value-type="float">
            <text:p>0,0405610150712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8.4" calcext:value-type="float">
            <text:p>58,4</text:p>
          </table:table-cell>
          <table:table-cell table:formula="of:=[.$I$11]*[.B53]+[.$J$11]*[.B53]^2+[.$K$11]*[.B53]^3+[.$L$11]" office:value-type="float" office:value="59.06322737" calcext:value-type="float">
            <text:p>59,06322737</text:p>
          </table:table-cell>
          <table:table-cell table:formula="of:=ABS([.C53]-[.D53])/[.C53]" office:value-type="float" office:value="0.0113566330479452" calcext:value-type="float">
            <text:p>0,0113566330479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[.$I$11]*[.B54]+[.$J$11]*[.B54]^2+[.$K$11]*[.B54]^3+[.$L$11]" office:value-type="float" office:value="66.89594048" calcext:value-type="float">
            <text:p>66,89594048</text:p>
          </table:table-cell>
          <table:table-cell table:formula="of:=ABS([.C54]-[.D54])/[.C54]" office:value-type="float" office:value="0.0162361694117646" calcext:value-type="float">
            <text:p>0,0162361694117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5.5" calcext:value-type="float">
            <text:p>85,5</text:p>
          </table:table-cell>
          <table:table-cell table:formula="of:=[.$I$11]*[.B55]+[.$J$11]*[.B55]^2+[.$K$11]*[.B55]^3+[.$L$11]" office:value-type="float" office:value="82.16897" calcext:value-type="float">
            <text:p>82,16897</text:p>
          </table:table-cell>
          <table:table-cell table:formula="of:=ABS([.C55]-[.D55])/[.C55]" office:value-type="float" office:value="0.0389594152046785" calcext:value-type="float">
            <text:p>0,0389594152046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  <table:table-cell table:formula="of:=[.$I$11]*[.B56]+[.$J$11]*[.B56]^2+[.$K$11]*[.B56]^3+[.$L$11]" office:value-type="float" office:value="152.27924" calcext:value-type="float">
            <text:p>152,27924</text:p>
          </table:table-cell>
          <table:table-cell table:formula="of:=ABS([.C56]-[.D56])/[.C56]" office:value-type="float" office:value="0.0220083221476509" calcext:value-type="float">
            <text:p>0,0220083221476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table:formula="of:=[.$I$11]*[.B57]+[.$J$11]*[.B57]^2+[.$K$11]*[.B57]^3+[.$L$11]" office:value-type="float" office:value="216.45795" calcext:value-type="float">
            <text:p>216,45795</text:p>
          </table:table-cell>
          <table:table-cell table:formula="of:=ABS([.C57]-[.D57])/[.C57]" office:value-type="float" office:value="0.00249792626728092" calcext:value-type="float">
            <text:p>0,0024979262672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82" calcext:value-type="float">
            <text:p>282</text:p>
          </table:table-cell>
          <table:table-cell table:formula="of:=[.$I$11]*[.B58]+[.$J$11]*[.B58]^2+[.$K$11]*[.B58]^3+[.$L$11]" office:value-type="float" office:value="280.83224" calcext:value-type="float">
            <text:p>280,83224</text:p>
          </table:table-cell>
          <table:table-cell table:formula="of:=ABS([.C58]-[.D58])/[.C58]" office:value-type="float" office:value="0.00414099290780157" calcext:value-type="float">
            <text:p>0,0041409929078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table:formula="of:=[.$I$11]*[.B59]+[.$J$11]*[.B59]^2+[.$K$11]*[.B59]^3+[.$L$11]" office:value-type="float" office:value="351.52925" calcext:value-type="float">
            <text:p>351,52925</text:p>
          </table:table-cell>
          <table:table-cell table:formula="of:=ABS([.C59]-[.D59])/[.C59]" office:value-type="float" office:value="0.00150783475783457" calcext:value-type="float">
            <text:p>0,001507834757835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Helium</text:p>
          </table:table-cell>
          <table:table-cell table:number-columns-repeated="4"/>
          <table:table-cell office:value-type="string" calcext:value-type="string">
            <text:p>HELIU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0.453" calcext:value-type="float">
            <text:p>0,453</text:p>
          </table:table-cell>
          <table:table-cell table:formula="of:=[.$I$66]*[.B65]^[.$J$66]" office:value-type="float" office:value="0.516392133825254" calcext:value-type="float">
            <text:p>0,516392133825254</text:p>
          </table:table-cell>
          <table:table-cell table:formula="of:=ABS([.C65]-[.D65])/[.C65]" office:value-type="float" office:value="0.139938485265461" calcext:value-type="float">
            <text:p>0,139938485265461</text:p>
          </table:table-cell>
          <table:table-cell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0.631" calcext:value-type="float">
            <text:p>0,631</text:p>
          </table:table-cell>
          <table:table-cell table:formula="of:=[.$I$66]*[.B66]^[.$J$66]" office:value-type="float" office:value="0.665248652725458" calcext:value-type="float">
            <text:p>0,665248652725458</text:p>
          </table:table-cell>
          <table:table-cell table:formula="of:=ABS([.C66]-[.D66])/[.C66]" office:value-type="float" office:value="0.0542767872035782" calcext:value-type="float">
            <text:p>0,054276787203578</text:p>
          </table:table-cell>
          <table:table-cell/>
          <table:table-cell office:value-type="string" calcext:value-type="string">
            <text:p>0-0.2t</text:p>
          </table:table-cell>
          <table:table-cell office:value-type="string" calcext:value-type="string">
            <text:p>f(x)=a*x**b</text:p>
          </table:table-cell>
          <table:table-cell office:value-type="float" office:value="5.94741" calcext:value-type="float">
            <text:p>5,94741</text:p>
          </table:table-cell>
          <table:table-cell office:value-type="float" office:value="0.624701" calcext:value-type="float">
            <text:p>0,624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0.786" calcext:value-type="float">
            <text:p>0,786</text:p>
          </table:table-cell>
          <table:table-cell table:formula="of:=[.$I$66]*[.B67]^[.$J$66]" office:value-type="float" office:value="0.796220504338301" calcext:value-type="float">
            <text:p>0,796220504338301</text:p>
          </table:table-cell>
          <table:table-cell table:formula="of:=ABS([.C67]-[.D67])/[.C67]" office:value-type="float" office:value="0.0130031861810446" calcext:value-type="float">
            <text:p>0,013003186181045</text:p>
          </table:table-cell>
          <table:table-cell/>
          <table:table-cell office:value-type="string" calcext:value-type="string">
            <text:p>0.2-7td</text:p>
          </table:table-cell>
          <table:table-cell office:value-type="string" calcext:value-type="string">
            <text:p>f(x)=a*x**b</text:p>
          </table:table-cell>
          <table:table-cell office:value-type="float" office:value="4.81119" calcext:value-type="float">
            <text:p>4,81119</text:p>
          </table:table-cell>
          <table:table-cell office:value-type="float" office:value="0.560496" calcext:value-type="float">
            <text:p>0,560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922" calcext:value-type="float">
            <text:p>0,922</text:p>
          </table:table-cell>
          <table:table-cell table:formula="of:=[.$I$66]*[.B68]^[.$J$66]" office:value-type="float" office:value="0.915320395163195" calcext:value-type="float">
            <text:p>0,915320395163195</text:p>
          </table:table-cell>
          <table:table-cell table:formula="of:=ABS([.C68]-[.D68])/[.C68]" office:value-type="float" office:value="0.00724469071236957" calcext:value-type="float">
            <text:p>0,00724469071237</text:p>
          </table:table-cell>
          <table:table-cell/>
          <table:table-cell office:value-type="string" calcext:value-type="string">
            <text:p>7-200td</text:p>
          </table:table-cell>
          <table:table-cell office:value-type="string" calcext:value-type="string">
            <text:p>f(x)=a*x+b*x**2+c*x**3+d</text:p>
          </table:table-cell>
          <table:table-cell office:value-type="float" office:value="2.27587" calcext:value-type="float">
            <text:p>2,27587</text:p>
          </table:table-cell>
          <table:table-cell office:value-type="float" office:value="0.00722098" calcext:value-type="float">
            <text:p>0,00722098</text:p>
          </table:table-cell>
          <table:table-cell table:style-name="ce6" office:value-type="float" office:value="-0.0000262012" calcext:value-type="float">
            <text:p>-2,6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1.044" calcext:value-type="float">
            <text:p>1,044</text:p>
          </table:table-cell>
          <table:table-cell table:formula="of:=[.$I$66]*[.B69]^[.$J$66]" office:value-type="float" office:value="1.02574106592159" calcext:value-type="float">
            <text:p>1,02574106592159</text:p>
          </table:table-cell>
          <table:table-cell table:formula="of:=ABS([.C69]-[.D69])/[.C69]" office:value-type="float" office:value="0.0174894004582485" calcext:value-type="float">
            <text:p>0,0174894004582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1.156" calcext:value-type="float">
            <text:p>1,156</text:p>
          </table:table-cell>
          <table:table-cell table:formula="of:=[.$I$66]*[.B70]^[.$J$66]" office:value-type="float" office:value="1.12943039039822" calcext:value-type="float">
            <text:p>1,12943039039822</text:p>
          </table:table-cell>
          <table:table-cell table:formula="of:=ABS([.C70]-[.D70])/[.C70]" office:value-type="float" office:value="0.02298409135102" calcext:value-type="float">
            <text:p>0,02298409135102</text:p>
          </table:table-cell>
          <table:table-cell table:number-columns-repeated="5"/>
          <table:table-cell table:style-name="ce6"/>
          <table:table-cell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1.259" calcext:value-type="float">
            <text:p>1,259</text:p>
          </table:table-cell>
          <table:table-cell table:formula="of:=[.$I$66]*[.B71]^[.$J$66]" office:value-type="float" office:value="1.22768541579542" calcext:value-type="float">
            <text:p>1,22768541579542</text:p>
          </table:table-cell>
          <table:table-cell table:formula="of:=ABS([.C71]-[.D71])/[.C71]" office:value-type="float" office:value="0.0248725847534425" calcext:value-type="float">
            <text:p>0,0248725847534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.446" calcext:value-type="float">
            <text:p>1,446</text:p>
          </table:table-cell>
          <table:table-cell table:formula="of:=[.$I$66]*[.B72]^[.$J$66]" office:value-type="float" office:value="1.41132449340252" calcext:value-type="float">
            <text:p>1,41132449340252</text:p>
          </table:table-cell>
          <table:table-cell table:formula="of:=ABS([.C72]-[.D72])/[.C72]" office:value-type="float" office:value="0.0239802950190041" calcext:value-type="float">
            <text:p>0,023980295019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.14" calcext:value-type="float">
            <text:p>2,14</text:p>
          </table:table-cell>
          <table:table-cell table:formula="of:=[.$I$66]*[.B73]^[.$J$66]" office:value-type="float" office:value="2.17610886439687" calcext:value-type="float">
            <text:p>2,17610886439687</text:p>
          </table:table-cell>
          <table:table-cell table:formula="of:=ABS([.C73]-[.D73])/[.C73]" office:value-type="float" office:value="0.0168733011200348" calcext:value-type="float">
            <text:p>0,0168733011200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.65" calcext:value-type="float">
            <text:p>2,65</text:p>
          </table:table-cell>
          <table:table-cell table:formula="of:=[.$I$67]*[.B74]^[.$J$67]" office:value-type="float" office:value="2.45008450018416" calcext:value-type="float">
            <text:p>2,45008450018416</text:p>
          </table:table-cell>
          <table:table-cell table:formula="of:=ABS([.C74]-[.D74])/[.C74]" office:value-type="float" office:value="0.0754398112512603" calcext:value-type="float">
            <text:p>0,075439811251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3.08" calcext:value-type="float">
            <text:p>3,08</text:p>
          </table:table-cell>
          <table:table-cell table:formula="of:=[.$I$67]*[.B75]^[.$J$67]" office:value-type="float" office:value="2.8787816450093" calcext:value-type="float">
            <text:p>2,8787816450093</text:p>
          </table:table-cell>
          <table:table-cell table:formula="of:=ABS([.C75]-[.D75])/[.C75]" office:value-type="float" office:value="0.0653306347372415" calcext:value-type="float">
            <text:p>0,0653306347372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3.44" calcext:value-type="float">
            <text:p>3,44</text:p>
          </table:table-cell>
          <table:table-cell table:formula="of:=[.$I$67]*[.B76]^[.$J$67]" office:value-type="float" office:value="3.26231880578993" calcext:value-type="float">
            <text:p>3,26231880578993</text:p>
          </table:table-cell>
          <table:table-cell table:formula="of:=ABS([.C76]-[.D76])/[.C76]" office:value-type="float" office:value="0.0516515099447866" calcext:value-type="float">
            <text:p>0,0516515099447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3.77" calcext:value-type="float">
            <text:p>3,77</text:p>
          </table:table-cell>
          <table:table-cell table:formula="of:=[.$I$67]*[.B77]^[.$J$67]" office:value-type="float" office:value="3.61332621003199" calcext:value-type="float">
            <text:p>3,61332621003199</text:p>
          </table:table-cell>
          <table:table-cell table:formula="of:=ABS([.C77]-[.D77])/[.C77]" office:value-type="float" office:value="0.0415580344742734" calcext:value-type="float">
            <text:p>0,0415580344742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4.35" calcext:value-type="float">
            <text:p>4,35</text:p>
          </table:table-cell>
          <table:table-cell table:formula="of:=[.$I$67]*[.B78]^[.$J$67]" office:value-type="float" office:value="4.24555853893579" calcext:value-type="float">
            <text:p>4,24555853893579</text:p>
          </table:table-cell>
          <table:table-cell table:formula="of:=ABS([.C78]-[.D78])/[.C78]" office:value-type="float" office:value="0.0240095312791276" calcext:value-type="float">
            <text:p>0,024009531279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4.85" calcext:value-type="float">
            <text:p>4,85</text:p>
          </table:table-cell>
          <table:table-cell table:formula="of:=[.$I$67]*[.B79]^[.$J$67]" office:value-type="float" office:value="4.81119" calcext:value-type="float">
            <text:p>4,81119</text:p>
          </table:table-cell>
          <table:table-cell table:formula="of:=ABS([.C79]-[.D79])/[.C79]" office:value-type="float" office:value="0.00800206185567006" calcext:value-type="float">
            <text:p>0,00800206185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,86</text:p>
          </table:table-cell>
          <table:table-cell table:formula="of:=[.$I$67]*[.B80]^[.$J$67]" office:value-type="float" office:value="7.09542831161012" calcext:value-type="float">
            <text:p>7,09542831161012</text:p>
          </table:table-cell>
          <table:table-cell table:formula="of:=ABS([.C80]-[.D80])/[.C80]" office:value-type="float" office:value="0.0343189958615328" calcext:value-type="float">
            <text:p>0,0343189958615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51" calcext:value-type="float">
            <text:p>8,51</text:p>
          </table:table-cell>
          <table:table-cell table:formula="of:=[.$I$67]*[.B81]^[.$J$67]" office:value-type="float" office:value="8.90588458981962" calcext:value-type="float">
            <text:p>8,90588458981962</text:p>
          </table:table-cell>
          <table:table-cell table:formula="of:=ABS([.C81]-[.D81])/[.C81]" office:value-type="float" office:value="0.0465199282984273" calcext:value-type="float">
            <text:p>0,0465199282984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.07" calcext:value-type="float">
            <text:p>10,07</text:p>
          </table:table-cell>
          <table:table-cell table:formula="of:=[.$I$67]*[.B82]^[.$J$67]" office:value-type="float" office:value="10.4641685165621" calcext:value-type="float">
            <text:p>10,4641685165621</text:p>
          </table:table-cell>
          <table:table-cell table:formula="of:=ABS([.C82]-[.D82])/[.C82]" office:value-type="float" office:value="0.0391428516943489" calcext:value-type="float">
            <text:p>0,039142851694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.52" calcext:value-type="float">
            <text:p>11,52</text:p>
          </table:table-cell>
          <table:table-cell table:formula="of:=[.$I$67]*[.B83]^[.$J$67]" office:value-type="float" office:value="11.8582990820845" calcext:value-type="float">
            <text:p>11,8582990820845</text:p>
          </table:table-cell>
          <table:table-cell table:formula="of:=ABS([.C83]-[.D83])/[.C83]" office:value-type="float" office:value="0.0293662397642803" calcext:value-type="float">
            <text:p>0,029366239764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13" calcext:value-type="float">
            <text:p>13,13</text:p>
          </table:table-cell>
          <table:table-cell table:formula="of:=[.$I$67]*[.B84]^[.$J$67]" office:value-type="float" office:value="13.1341862737781" calcext:value-type="float">
            <text:p>13,1341862737781</text:p>
          </table:table-cell>
          <table:table-cell table:formula="of:=ABS([.C84]-[.D84])/[.C84]" office:value-type="float" office:value="0.000318832732526903" calcext:value-type="float">
            <text:p>0,0003188327325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.03" calcext:value-type="float">
            <text:p>15,03</text:p>
          </table:table-cell>
          <table:table-cell table:formula="of:=[.$I$67]*[.B85]^[.$J$67]" office:value-type="float" office:value="14.3194579716066" calcext:value-type="float">
            <text:p>14,3194579716066</text:p>
          </table:table-cell>
          <table:table-cell table:formula="of:=ABS([.C85]-[.D85])/[.C85]" office:value-type="float" office:value="0.0472749187221162" calcext:value-type="float">
            <text:p>0,047274918722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.77" calcext:value-type="float">
            <text:p>18,77</text:p>
          </table:table-cell>
          <table:table-cell table:formula="of:=[.$I$68]*[.B86]+[.$J$68]*[.B86]^2+[.$K$68]*[.B86]^3+[.$L$68]" office:value-type="float" office:value="18.6556877056" calcext:value-type="float">
            <text:p>18,6556877056</text:p>
          </table:table-cell>
          <table:table-cell table:formula="of:=ABS([.C86]-[.D86])/[.C86]" office:value-type="float" office:value="0.00609015953116682" calcext:value-type="float">
            <text:p>0,0060901595311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.2" calcext:value-type="float">
            <text:p>22,2</text:p>
          </table:table-cell>
          <table:table-cell table:formula="of:=[.$I$68]*[.B87]+[.$J$68]*[.B87]^2+[.$K$68]*[.B87]^3+[.$L$68]" office:value-type="float" office:value="23.4545968" calcext:value-type="float">
            <text:p>23,4545968</text:p>
          </table:table-cell>
          <table:table-cell table:formula="of:=ABS([.C87]-[.D87])/[.C87]" office:value-type="float" office:value="0.0565133693693693" calcext:value-type="float">
            <text:p>0,0565133693693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.6" calcext:value-type="float">
            <text:p>32,6</text:p>
          </table:table-cell>
          <table:table-cell table:formula="of:=[.$I$68]*[.B88]+[.$J$68]*[.B88]^2+[.$K$68]*[.B88]^3+[.$L$68]" office:value-type="float" office:value="35.67434145" calcext:value-type="float">
            <text:p>35,67434145</text:p>
          </table:table-cell>
          <table:table-cell table:formula="of:=ABS([.C88]-[.D88])/[.C88]" office:value-type="float" office:value="0.0943049524539877" calcext:value-type="float">
            <text:p>0,0943049524539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,2</text:p>
          </table:table-cell>
          <table:table-cell table:formula="of:=[.$I$68]*[.B89]+[.$J$68]*[.B89]^2+[.$K$68]*[.B89]^3+[.$L$68]" office:value-type="float" office:value="48.1961824" calcext:value-type="float">
            <text:p>48,1961824</text:p>
          </table:table-cell>
          <table:table-cell table:formula="of:=ABS([.C89]-[.D89])/[.C89]" office:value-type="float" office:value="0.0204027967479676" calcext:value-type="float">
            <text:p>0,0204027967479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8.1" calcext:value-type="float">
            <text:p>68,1</text:p>
          </table:table-cell>
          <table:table-cell table:formula="of:=[.$I$68]*[.B90]+[.$J$68]*[.B90]^2+[.$K$68]*[.B90]^3+[.$L$68]" office:value-type="float" office:value="61.00046875" calcext:value-type="float">
            <text:p>61,00046875</text:p>
          </table:table-cell>
          <table:table-cell table:formula="of:=ABS([.C90]-[.D90])/[.C90]" office:value-type="float" office:value="0.10425156020558" calcext:value-type="float">
            <text:p>0,104251560205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.8" calcext:value-type="float">
            <text:p>77,8</text:p>
          </table:table-cell>
          <table:table-cell table:formula="of:=[.$I$68]*[.B91]+[.$J$68]*[.B91]^2+[.$K$68]*[.B91]^3+[.$L$68]" office:value-type="float" office:value="74.0675496" calcext:value-type="float">
            <text:p>74,0675496</text:p>
          </table:table-cell>
          <table:table-cell table:formula="of:=ABS([.C91]-[.D91])/[.C91]" office:value-type="float" office:value="0.0479749408740361" calcext:value-type="float">
            <text:p>0,0479749408740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7.5" calcext:value-type="float">
            <text:p>87,5</text:p>
          </table:table-cell>
          <table:table-cell table:formula="of:=[.$I$68]*[.B92]+[.$J$68]*[.B92]^2+[.$K$68]*[.B92]^3+[.$L$68]" office:value-type="float" office:value="87.37777405" calcext:value-type="float">
            <text:p>87,37777405</text:p>
          </table:table-cell>
          <table:table-cell table:formula="of:=ABS([.C92]-[.D92])/[.C92]" office:value-type="float" office:value="0.00139686800000001" calcext:value-type="float">
            <text:p>0,001396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formula="of:=[.$I$68]*[.B93]+[.$J$68]*[.B93]^2+[.$K$68]*[.B93]^3+[.$L$68]" office:value-type="float" office:value="100.9114912" calcext:value-type="float">
            <text:p>100,9114912</text:p>
          </table:table-cell>
          <table:table-cell table:formula="of:=ABS([.C93]-[.D93])/[.C93]" office:value-type="float" office:value="0.0193079919191918" calcext:value-type="float">
            <text:p>0,0193079919191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formula="of:=[.$I$68]*[.B94]+[.$J$68]*[.B94]^2+[.$K$68]*[.B94]^3+[.$L$68]" office:value-type="float" office:value="128.5708" calcext:value-type="float">
            <text:p>128,5708</text:p>
          </table:table-cell>
          <table:table-cell table:formula="of:=ABS([.C94]-[.D94])/[.C94]" office:value-type="float" office:value="0.0405164179104478" calcext:value-type="float">
            <text:p>0,040516417910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table:formula="of:=[.$I$68]*[.B95]+[.$J$68]*[.B95]^2+[.$K$68]*[.B95]^3+[.$L$68]" office:value-type="float" office:value="156.8882688" calcext:value-type="float">
            <text:p>156,8882688</text:p>
          </table:table-cell>
          <table:table-cell table:formula="of:=ABS([.C95]-[.D95])/[.C95]" office:value-type="float" office:value="0.0132813283018868" calcext:value-type="float">
            <text:p>0,0132813283018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formula="of:=[.$I$68]*[.B96]+[.$J$68]*[.B96]^2+[.$K$68]*[.B96]^3+[.$L$68]" office:value-type="float" office:value="185.7066904" calcext:value-type="float">
            <text:p>185,7066904</text:p>
          </table:table-cell>
          <table:table-cell table:formula="of:=ABS([.C96]-[.D96])/[.C96]" office:value-type="float" office:value="0.0551516499999999" calcext:value-type="float">
            <text:p>0,055151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$I$68]*[.B97]+[.$J$68]*[.B97]^2+[.$K$68]*[.B97]^3+[.$L$68]" office:value-type="float" office:value="214.8688576" calcext:value-type="float">
            <text:p>214,8688576</text:p>
          </table:table-cell>
          <table:table-cell table:formula="of:=ABS([.C97]-[.D97])/[.C97]" office:value-type="float" office:value="0.0584672788177339" calcext:value-type="float">
            <text:p>0,0584672788177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table:formula="of:=[.$I$68]*[.B98]+[.$J$68]*[.B98]^2+[.$K$68]*[.B98]^3+[.$L$68]" office:value-type="float" office:value="273.5956" calcext:value-type="float">
            <text:p>273,5956</text:p>
          </table:table-cell>
          <table:table-cell table:formula="of:=ABS([.C98]-[.D98])/[.C98]" office:value-type="float" office:value="0.0400154385964915" calcext:value-type="float">
            <text:p>0,0400154385964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34" calcext:value-type="float">
            <text:p>534</text:p>
          </table:table-cell>
          <table:table-cell table:formula="of:=[.$I$68]*[.B99]+[.$J$68]*[.B99]^2+[.$K$68]*[.B99]^3+[.$L$68]" office:value-type="float" office:value="534.4036" calcext:value-type="float">
            <text:p>534,4036</text:p>
          </table:table-cell>
          <table:table-cell table:formula="of:=ABS([.C99]-[.D99])/[.C99]" office:value-type="float" office:value="0.000755805243445661" calcext:value-type="float">
            <text:p>0,000755805243446</text:p>
          </table:table-cell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Ne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1.09" calcext:value-type="float">
            <text:p>1,09</text:p>
          </table:table-cell>
          <table:table-cell table:formula="of:=[.$I$108]*[.B106]^[.$J$108]" office:value-type="float" office:value="1.06529300513768" calcext:value-type="float">
            <text:p>1,06529300513768</text:p>
          </table:table-cell>
          <table:table-cell table:formula="of:=ABS([.C106]-[.D106])/[.C106]" office:value-type="float" office:value="0.0226669677635935" calcext:value-type="float">
            <text:p>0,022666967763594</text:p>
          </table:table-cell>
          <table:table-cell/>
          <table:table-cell office:value-type="string" calcext:value-type="string">
            <text:p>Ne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1.29" calcext:value-type="float">
            <text:p>1,29</text:p>
          </table:table-cell>
          <table:table-cell table:formula="of:=[.$I$108]*[.B107]^[.$J$108]" office:value-type="float" office:value="1.27009948915865" calcext:value-type="float">
            <text:p>1,27009948915865</text:p>
          </table:table-cell>
          <table:table-cell table:formula="of:=ABS([.C107]-[.D107])/[.C107]" office:value-type="float" office:value="0.0154267525901972" calcext:value-type="float">
            <text:p>0,015426752590197</text:p>
          </table:table-cell>
          <table:table-cell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1.46" calcext:value-type="float">
            <text:p>1,46</text:p>
          </table:table-cell>
          <table:table-cell table:formula="of:=[.$I$108]*[.B108]^[.$J$108]" office:value-type="float" office:value="1.4388720354987" calcext:value-type="float">
            <text:p>1,4388720354987</text:p>
          </table:table-cell>
          <table:table-cell table:formula="of:=ABS([.C108]-[.D108])/[.C108]" office:value-type="float" office:value="0.0144712085625334" calcext:value-type="float">
            <text:p>0,014471208562533</text:p>
          </table:table-cell>
          <table:table-cell/>
          <table:table-cell office:value-type="string" calcext:value-type="string">
            <text:p>0-2td</text:p>
          </table:table-cell>
          <table:table-cell office:value-type="string" calcext:value-type="string">
            <text:p>f(x)=a*x**b</text:p>
          </table:table-cell>
          <table:table-cell office:value-type="float" office:value="5.81155" calcext:value-type="float">
            <text:p>5,81155</text:p>
          </table:table-cell>
          <table:table-cell office:value-type="float" office:value="0.433688" calcext:value-type="float">
            <text:p>0,433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.59" calcext:value-type="float">
            <text:p>1,59</text:p>
          </table:table-cell>
          <table:table-cell table:formula="of:=[.$I$108]*[.B109]^[.$J$108]" office:value-type="float" office:value="1.58507888917732" calcext:value-type="float">
            <text:p>1,58507888917732</text:p>
          </table:table-cell>
          <table:table-cell table:formula="of:=ABS([.C109]-[.D109])/[.C109]" office:value-type="float" office:value="0.00309503825325708" calcext:value-type="float">
            <text:p>0,003095038253257</text:p>
          </table:table-cell>
          <table:table-cell/>
          <table:table-cell office:value-type="string" calcext:value-type="string">
            <text:p>2-10</text:p>
          </table:table-cell>
          <table:table-cell office:value-type="string" calcext:value-type="string">
            <text:p>f(x)=a*x+b*x**2+c*x**3+d</text:p>
          </table:table-cell>
          <table:table-cell office:value-type="float" office:value="1.65561" calcext:value-type="float">
            <text:p>1,65561</text:p>
          </table:table-cell>
          <table:table-cell office:value-type="float" office:value="0.501188" calcext:value-type="float">
            <text:p>0,501188</text:p>
          </table:table-cell>
          <table:table-cell office:value-type="float" office:value="-0.0352863" calcext:value-type="float">
            <text:p>-0,0352863</text:p>
          </table:table-cell>
          <table:table-cell office:value-type="float" office:value="3.60173" calcext:value-type="float">
            <text:p>3,60173</text:p>
          </table:table-cell>
        </table:table-row>
        <table:table-row table:style-name="ro2">
          <table:table-cell/>
          <table:table-cell office:value-type="float" office:value="0.06" calcext:value-type="float">
            <text:p>0,06</text:p>
          </table:table-cell>
          <table:table-cell office:value-type="float" office:value="1.72" calcext:value-type="float">
            <text:p>1,72</text:p>
          </table:table-cell>
          <table:table-cell table:formula="of:=[.$I$108]*[.B110]^[.$J$108]" office:value-type="float" office:value="1.7155004570929" calcext:value-type="float">
            <text:p>1,7155004570929</text:p>
          </table:table-cell>
          <table:table-cell table:formula="of:=ABS([.C110]-[.D110])/[.C110]" office:value-type="float" office:value="0.00261601331808332" calcext:value-type="float">
            <text:p>0,002616013318083</text:p>
          </table:table-cell>
          <table:table-cell/>
          <table:table-cell office:value-type="string" calcext:value-type="string">
            <text:p>2-600td</text:p>
          </table:table-cell>
          <table:table-cell office:value-type="string" calcext:value-type="string">
            <text:p>f(x)=a*x+b*x**2+c*x**3+d</text:p>
          </table:table-cell>
          <table:table-cell office:value-type="float" office:value="3.03524" calcext:value-type="float">
            <text:p>3,03524</text:p>
          </table:table-cell>
          <table:table-cell office:value-type="float" office:value="-0.00531017" calcext:value-type="float">
            <text:p>-0,00531017</text:p>
          </table:table-cell>
          <table:table-cell office:value-type="string" calcext:value-type="string">
            <text:p> 4,23208<text:span text:style-name="T1">e</text:span>-006</text:p>
          </table:table-cell>
          <table:table-cell office:value-type="float" office:value="6.25839" calcext:value-type="float">
            <text:p>6,25839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1.83" calcext:value-type="float">
            <text:p>1,83</text:p>
          </table:table-cell>
          <table:table-cell table:formula="of:=[.$I$108]*[.B111]^[.$J$108]" office:value-type="float" office:value="1.8341077982855" calcext:value-type="float">
            <text:p>1,8341077982855</text:p>
          </table:table-cell>
          <table:table-cell table:formula="of:=ABS([.C111]-[.D111])/[.C111]" office:value-type="float" office:value="0.00224469851666631" calcext:value-type="float">
            <text:p>0,0022446985166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1.93" calcext:value-type="float">
            <text:p>1,93</text:p>
          </table:table-cell>
          <table:table-cell table:formula="of:=[.$I$108]*[.B112]^[.$J$108]" office:value-type="float" office:value="1.94345848940648" calcext:value-type="float">
            <text:p>1,94345848940648</text:p>
          </table:table-cell>
          <table:table-cell table:formula="of:=ABS([.C112]-[.D112])/[.C112]" office:value-type="float" office:value="0.00697331057330741" calcext:value-type="float">
            <text:p>0,0069733105733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.12" calcext:value-type="float">
            <text:p>2,12</text:p>
          </table:table-cell>
          <table:table-cell table:formula="of:=[.$I$108]*[.B113]^[.$J$108]" office:value-type="float" office:value="2.1409374479107" calcext:value-type="float">
            <text:p>2,1409374479107</text:p>
          </table:table-cell>
          <table:table-cell table:formula="of:=ABS([.C113]-[.D113])/[.C113]" office:value-type="float" office:value="0.00987615467485852" calcext:value-type="float">
            <text:p>0,0098761546748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.86" calcext:value-type="float">
            <text:p>2,86</text:p>
          </table:table-cell>
          <table:table-cell table:formula="of:=[.$I$108]*[.B114]^[.$J$108]" office:value-type="float" office:value="2.89172557098741" calcext:value-type="float">
            <text:p>2,89172557098741</text:p>
          </table:table-cell>
          <table:table-cell table:formula="of:=ABS([.C114]-[.D114])/[.C114]" office:value-type="float" office:value="0.0110928569886058" calcext:value-type="float">
            <text:p>0,0110928569886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.43" calcext:value-type="float">
            <text:p>3,43</text:p>
          </table:table-cell>
          <table:table-cell table:formula="of:=[.$I$108]*[.B115]^[.$J$108]" office:value-type="float" office:value="3.44767040878431" calcext:value-type="float">
            <text:p>3,44767040878431</text:p>
          </table:table-cell>
          <table:table-cell table:formula="of:=ABS([.C115]-[.D115])/[.C115]" office:value-type="float" office:value="0.00515172267764238" calcext:value-type="float">
            <text:p>0,0051517226776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3.9" calcext:value-type="float">
            <text:p>3,9</text:p>
          </table:table-cell>
          <table:table-cell table:formula="of:=[.$I$108]*[.B116]^[.$J$108]" office:value-type="float" office:value="3.90580153850962" calcext:value-type="float">
            <text:p>3,90580153850962</text:p>
          </table:table-cell>
          <table:table-cell table:formula="of:=ABS([.C116]-[.D116])/[.C116]" office:value-type="float" office:value="0.0014875739768262" calcext:value-type="float">
            <text:p>0,001487573976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,5</text:p>
          </table:table-cell>
          <table:table-cell office:value-type="float" office:value="4.31" calcext:value-type="float">
            <text:p>4,31</text:p>
          </table:table-cell>
          <table:table-cell table:formula="of:=[.$I$108]*[.B117]^[.$J$108]" office:value-type="float" office:value="4.30267835587072" calcext:value-type="float">
            <text:p>4,30267835587072</text:p>
          </table:table-cell>
          <table:table-cell table:formula="of:=ABS([.C117]-[.D117])/[.C117]" office:value-type="float" office:value="0.00169875733858062" calcext:value-type="float">
            <text:p>0,0016987573385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4.67" calcext:value-type="float">
            <text:p>4,67</text:p>
          </table:table-cell>
          <table:table-cell table:formula="of:=[.$I$108]*[.B118]^[.$J$108]" office:value-type="float" office:value="4.65670619716026" calcext:value-type="float">
            <text:p>4,65670619716026</text:p>
          </table:table-cell>
          <table:table-cell table:formula="of:=ABS([.C118]-[.D118])/[.C118]" office:value-type="float" office:value="0.00284663872371354" calcext:value-type="float">
            <text:p>0,002846638723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5" calcext:value-type="float">
            <text:p>5</text:p>
          </table:table-cell>
          <table:table-cell table:formula="of:=[.$I$108]*[.B119]^[.$J$108]" office:value-type="float" office:value="4.97866445632404" calcext:value-type="float">
            <text:p>4,97866445632404</text:p>
          </table:table-cell>
          <table:table-cell table:formula="of:=ABS([.C119]-[.D119])/[.C119]" office:value-type="float" office:value="0.00426710873519287" calcext:value-type="float">
            <text:p>0,004267108735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5.28" calcext:value-type="float">
            <text:p>5,28</text:p>
          </table:table-cell>
          <table:table-cell table:formula="of:=[.$I$108]*[.B120]^[.$J$108]" office:value-type="float" office:value="5.27549564567257" calcext:value-type="float">
            <text:p>5,27549564567257</text:p>
          </table:table-cell>
          <table:table-cell table:formula="of:=ABS([.C120]-[.D120])/[.C120]" office:value-type="float" office:value="0.000853097410497499" calcext:value-type="float">
            <text:p>0,0008530974104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table:formula="of:=[.$I$108]*[.B121]^[.$J$108]" office:value-type="float" office:value="5.81155" calcext:value-type="float">
            <text:p>5,81155</text:p>
          </table:table-cell>
          <table:table-cell table:formula="of:=ABS([.C121]-[.D121])/[.C121]" office:value-type="float" office:value="0.00199137931034493" calcext:value-type="float">
            <text:p>0,0019913793103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.48" calcext:value-type="float">
            <text:p>8,48</text:p>
          </table:table-cell>
          <table:table-cell table:formula="of:=[.$I$109]*[.B122]+[.$J$109]*[.B122]^2+[.$K$109]*[.B122]^3+[.$L$109]" office:value-type="float" office:value="8.6354116" calcext:value-type="float">
            <text:p>8,6354116</text:p>
          </table:table-cell>
          <table:table-cell table:formula="of:=ABS([.C122]-[.D122])/[.C122]" office:value-type="float" office:value="0.0183268396226416" calcext:value-type="float">
            <text:p>0,0183268396226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.1" calcext:value-type="float">
            <text:p>16,1</text:p>
          </table:table-cell>
          <table:table-cell table:formula="of:=[.$I$109]*[.B123]+[.$J$109]*[.B123]^2+[.$K$109]*[.B123]^3+[.$L$109]" office:value-type="float" office:value="15.9848548" calcext:value-type="float">
            <text:p>15,9848548</text:p>
          </table:table-cell>
          <table:table-cell table:formula="of:=ABS([.C123]-[.D123])/[.C123]" office:value-type="float" office:value="0.00715187577639755" calcext:value-type="float">
            <text:p>0,0071518757763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.6" calcext:value-type="float">
            <text:p>27,6</text:p>
          </table:table-cell>
          <table:table-cell table:formula="of:=[.$I$109]*[.B124]+[.$J$109]*[.B124]^2+[.$K$109]*[.B124]^3+[.$L$109]" office:value-type="float" office:value="27.6460111" calcext:value-type="float">
            <text:p>27,6460111</text:p>
          </table:table-cell>
          <table:table-cell table:formula="of:=ABS([.C124]-[.D124])/[.C124]" office:value-type="float" office:value="0.00166706884057962" calcext:value-type="float">
            <text:p>0,001667068840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[.$I$109]*[.B125]+[.$J$109]*[.B125]^2+[.$K$109]*[.B125]^3+[.$L$109]" office:value-type="float" office:value="34.99033" calcext:value-type="float">
            <text:p>34,99033</text:p>
          </table:table-cell>
          <table:table-cell table:formula="of:=ABS([.C125]-[.D125])/[.C125]" office:value-type="float" office:value="0.00027628571428571" calcext:value-type="float">
            <text:p>0,000276285714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5.9" calcext:value-type="float">
            <text:p>65,9</text:p>
          </table:table-cell>
          <table:table-cell table:formula="of:=[.$I$110]*[.B126]+[.$J$110]*[.B126]^2+[.$K$110]*[.B126]^3+[.$L$110]" office:value-type="float" office:value="64.87297864" calcext:value-type="float">
            <text:p>64,87297864</text:p>
          </table:table-cell>
          <table:table-cell table:formula="of:=ABS([.C126]-[.D126])/[.C126]" office:value-type="float" office:value="0.0155845426403643" calcext:value-type="float">
            <text:p>0,015584542640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formula="of:=[.$I$110]*[.B127]+[.$J$110]*[.B127]^2+[.$K$110]*[.B127]^3+[.$L$110]" office:value-type="float" office:value="92.65070316" calcext:value-type="float">
            <text:p>92,65070316</text:p>
          </table:table-cell>
          <table:table-cell table:formula="of:=ABS([.C127]-[.D127])/[.C127]" office:value-type="float" office:value="0.0348885087499999" calcext:value-type="float">
            <text:p>0,0348885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formula="of:=[.$I$110]*[.B128]+[.$J$110]*[.B128]^2+[.$K$110]*[.B128]^3+[.$L$110]" office:value-type="float" office:value="119.44257112" calcext:value-type="float">
            <text:p>119,44257112</text:p>
          </table:table-cell>
          <table:table-cell table:formula="of:=ABS([.C128]-[.D128])/[.C128]" office:value-type="float" office:value="0.00464524066666669" calcext:value-type="float">
            <text:p>0,004645240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table:formula="of:=[.$I$110]*[.B129]+[.$J$110]*[.B129]^2+[.$K$110]*[.B129]^3+[.$L$110]" office:value-type="float" office:value="145.273975" calcext:value-type="float">
            <text:p>145,273975</text:p>
          </table:table-cell>
          <table:table-cell table:formula="of:=ABS([.C129]-[.D129])/[.C129]" office:value-type="float" office:value="0.00497277397260289" calcext:value-type="float">
            <text:p>0,004972773972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table:formula="of:=[.$I$110]*[.B130]+[.$J$110]*[.B130]^2+[.$K$110]*[.B130]^3+[.$L$110]" office:value-type="float" office:value="170.17030728" calcext:value-type="float">
            <text:p>170,17030728</text:p>
          </table:table-cell>
          <table:table-cell table:formula="of:=ABS([.C130]-[.D130])/[.C130]" office:value-type="float" office:value="0.0275982441142859" calcext:value-type="float">
            <text:p>0,0275982441142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table:formula="of:=[.$I$110]*[.B131]+[.$J$110]*[.B131]^2+[.$K$110]*[.B131]^3+[.$L$110]" office:value-type="float" office:value="194.15696044" calcext:value-type="float">
            <text:p>194,15696044</text:p>
          </table:table-cell>
          <table:table-cell table:formula="of:=ABS([.C131]-[.D131])/[.C131]" office:value-type="float" office:value="0.0340449729353234" calcext:value-type="float">
            <text:p>0,0340449729353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22" calcext:value-type="float">
            <text:p>222</text:p>
          </table:table-cell>
          <table:table-cell table:formula="of:=[.$I$110]*[.B132]+[.$J$110]*[.B132]^2+[.$K$110]*[.B132]^3+[.$L$110]" office:value-type="float" office:value="217.25932696" calcext:value-type="float">
            <text:p>217,25932696</text:p>
          </table:table-cell>
          <table:table-cell table:formula="of:=ABS([.C132]-[.D132])/[.C132]" office:value-type="float" office:value="0.021354383063063" calcext:value-type="float">
            <text:p>0,0213543830630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 table:formula="of:=[.$I$110]*[.B133]+[.$J$110]*[.B133]^2+[.$K$110]*[.B133]^3+[.$L$110]" office:value-type="float" office:value="239.50279932" calcext:value-type="float">
            <text:p>239,50279932</text:p>
          </table:table-cell>
          <table:table-cell table:formula="of:=ABS([.C133]-[.D133])/[.C133]" office:value-type="float" office:value="0.0021037628451882" calcext:value-type="float">
            <text:p>0,002103762845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formula="of:=[.$I$110]*[.B134]+[.$J$110]*[.B134]^2+[.$K$110]*[.B134]^3+[.$L$110]" office:value-type="float" office:value="260.91277" calcext:value-type="float">
            <text:p>260,91277</text:p>
          </table:table-cell>
          <table:table-cell table:formula="of:=ABS([.C134]-[.D134])/[.C134]" office:value-type="float" office:value="0.0231873333333334" calcext:value-type="float">
            <text:p>0,0231873333333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27" calcext:value-type="float">
            <text:p>427</text:p>
          </table:table-cell>
          <table:table-cell table:formula="of:=[.$I$110]*[.B135]+[.$J$110]*[.B135]^2+[.$K$110]*[.B135]^3+[.$L$110]" office:value-type="float" office:value="434.75623" calcext:value-type="float">
            <text:p>434,75623</text:p>
          </table:table-cell>
          <table:table-cell table:formula="of:=ABS([.C135]-[.D135])/[.C135]" office:value-type="float" office:value="0.0181644730679157" calcext:value-type="float">
            <text:p>0,0181644730679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52" calcext:value-type="float">
            <text:p>552</text:p>
          </table:table-cell>
          <table:table-cell table:formula="of:=[.$I$110]*[.B136]+[.$J$110]*[.B136]^2+[.$K$110]*[.B136]^3+[.$L$110]" office:value-type="float" office:value="553.18125" calcext:value-type="float">
            <text:p>553,18125</text:p>
          </table:table-cell>
          <table:table-cell table:formula="of:=ABS([.C136]-[.D136])/[.C136]" office:value-type="float" office:value="0.00213994565217367" calcext:value-type="float">
            <text:p>0,0021399456521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646" calcext:value-type="float">
            <text:p>646</text:p>
          </table:table-cell>
          <table:table-cell table:formula="of:=[.$I$110]*[.B137]+[.$J$110]*[.B137]^2+[.$K$110]*[.B137]^3+[.$L$110]" office:value-type="float" office:value="641.58031" calcext:value-type="float">
            <text:p>641,58031</text:p>
          </table:table-cell>
          <table:table-cell table:formula="of:=ABS([.C137]-[.D137])/[.C137]" office:value-type="float" office:value="0.006841625386997" calcext:value-type="float">
            <text:p>0,0068416253869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29" calcext:value-type="float">
            <text:p>829</text:p>
          </table:table-cell>
          <table:table-cell table:formula="of:=[.$I$110]*[.B138]+[.$J$110]*[.B138]^2+[.$K$110]*[.B138]^3+[.$L$110]" office:value-type="float" office:value="829.87047" calcext:value-type="float">
            <text:p>829,87047</text:p>
          </table:table-cell>
          <table:table-cell table:formula="of:=ABS([.C138]-[.D138])/[.C138]" office:value-type="float" office:value="0.00105002412545202" calcext:value-type="float">
            <text:p>0,001050024125452</text:p>
          </table:table-cell>
          <table:table-cell table:number-columns-repeated="7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office:value-type="string" calcext:value-type="string">
            <text:p>Krypton</text:p>
          </table:table-cell>
          <table:table-cell table:number-columns-repeated="4"/>
          <table:table-cell office:value-type="string" calcext:value-type="string">
            <text:p>Krypt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table:style-name="ce3" office:value-type="float" office:value="0.012" calcext:value-type="float">
            <text:p>1,20E-02</text:p>
          </table:table-cell>
          <table:table-cell table:formula="of:=[.$I$148]*[.B147]+[.$J$148]*[.B147]^2+[.$K$148]*[.B147]^3+[.$L$148]" office:value-type="float" office:value="0.0109482081" calcext:value-type="float">
            <text:p>0,0109482081</text:p>
          </table:table-cell>
          <table:table-cell table:formula="of:=ABS([.C147]-[.D147])/[.C147]" office:value-type="float" office:value="0.0876493250000001" calcext:value-type="float">
            <text:p>0,087649325</text:p>
          </table:table-cell>
          <table:table-cell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02" calcext:value-type="float">
            <text:p>0,002</text:p>
          </table:table-cell>
          <table:table-cell table:style-name="ce3" office:value-type="float" office:value="0.0237" calcext:value-type="float">
            <text:p>2,37E-02</text:p>
          </table:table-cell>
          <table:table-cell table:formula="of:=[.$I$148]*[.B148]+[.$J$148]*[.B148]^2+[.$K$148]*[.B148]^3+[.$L$148]" office:value-type="float" office:value="0.0224356088" calcext:value-type="float">
            <text:p>0,0224356088</text:p>
          </table:table-cell>
          <table:table-cell table:formula="of:=ABS([.C148]-[.D148])/[.C148]" office:value-type="float" office:value="0.0533498396624474" calcext:value-type="float">
            <text:p>0,053349839662447</text:p>
          </table:table-cell>
          <table:table-cell/>
          <table:table-cell office:value-type="string" calcext:value-type="string">
            <text:p>0-0,02</text:p>
          </table:table-cell>
          <table:table-cell office:value-type="string" calcext:value-type="string">
            <text:p>f(x)=a*x+b*x**2+c*x**3+d</text:p>
          </table:table-cell>
          <table:table-cell office:value-type="float" office:value="10.7674" calcext:value-type="float">
            <text:p>10,7674</text:p>
          </table:table-cell>
          <table:table-cell office:value-type="float" office:value="136.414" calcext:value-type="float">
            <text:p>136,414</text:p>
          </table:table-cell>
          <table:table-cell office:value-type="float" office:value="44394.1" calcext:value-type="float">
            <text:p>4439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table:style-name="ce3" office:value-type="float" office:value="0.0483" calcext:value-type="float">
            <text:p>4,83E-02</text:p>
          </table:table-cell>
          <table:table-cell table:formula="of:=[.$I$148]*[.B149]+[.$J$148]*[.B149]^2+[.$K$148]*[.B149]^3+[.$L$148]" office:value-type="float" office:value="0.0480934464" calcext:value-type="float">
            <text:p>0,0480934464</text:p>
          </table:table-cell>
          <table:table-cell table:formula="of:=ABS([.C149]-[.D149])/[.C149]" office:value-type="float" office:value="0.00427647204968943" calcext:value-type="float">
            <text:p>0,004276472049689</text:p>
          </table:table-cell>
          <table:table-cell/>
          <table:table-cell office:value-type="string" calcext:value-type="string">
            <text:p>0,02-2</text:p>
          </table:table-cell>
          <table:table-cell office:value-type="string" calcext:value-type="string">
            <text:p>f(x)=a*x**b</text:p>
          </table:table-cell>
          <table:table-cell office:value-type="float" office:value="1.95639" calcext:value-type="float">
            <text:p>1,95639</text:p>
          </table:table-cell>
          <table:table-cell office:value-type="float" office:value="0.231459" calcext:value-type="float">
            <text:p>0,231459</text:p>
          </table:table-cell>
          <table:table-cell table:number-columns-repeated="2"/>
        </table:table-row>
        <table:table-row table:style-name="ro3">
          <table:table-cell/>
          <table:table-cell office:value-type="float" office:value="0.007" calcext:value-type="float">
            <text:p>0,007</text:p>
          </table:table-cell>
          <table:table-cell table:style-name="ce3" office:value-type="float" office:value="0.095" calcext:value-type="float">
            <text:p>9,50E-02</text:p>
          </table:table-cell>
          <table:table-cell table:formula="of:=[.$I$148]*[.B150]+[.$J$148]*[.B150]^2+[.$K$148]*[.B150]^3+[.$L$148]" office:value-type="float" office:value="0.0972832623" calcext:value-type="float">
            <text:p>0,0972832623</text:p>
          </table:table-cell>
          <table:table-cell table:formula="of:=ABS([.C150]-[.D150])/[.C150]" office:value-type="float" office:value="0.0240343400000001" calcext:value-type="float">
            <text:p>0,02403434</text:p>
          </table:table-cell>
          <table:table-cell/>
          <table:table-cell office:value-type="string" calcext:value-type="string">
            <text:p>2-100</text:p>
          </table:table-cell>
          <table:table-cell office:value-type="string" calcext:value-type="string">
            <text:p>f(x)=a*x+b*x**2+c*x**3+d</text:p>
          </table:table-cell>
          <table:table-cell office:value-type="float" office:value="1.18024" calcext:value-type="float">
            <text:p>1,18024</text:p>
          </table:table-cell>
          <table:table-cell office:value-type="float" office:value="-0.0127126" calcext:value-type="float">
            <text:p>-0,0127126</text:p>
          </table:table-cell>
          <table:table-cell office:value-type="string" calcext:value-type="string">
            <text:p> 8,81124<text:span text:style-name="T1">e</text:span>-005  </text:p>
          </table:table-cell>
          <table:table-cell office:value-type="float" office:value="-1.68907" calcext:value-type="float">
            <text:p>-1,68907</text:p>
          </table:table-cell>
        </table:table-row>
        <table:table-row table:style-name="ro2">
          <table:table-cell/>
          <table:table-cell office:value-type="float" office:value="0.01" calcext:value-type="float">
            <text:p>0,01</text:p>
          </table:table-cell>
          <table:table-cell table:style-name="ce3" office:value-type="float" office:value="0.1668" calcext:value-type="float">
            <text:p>1,67E-01</text:p>
          </table:table-cell>
          <table:table-cell table:formula="of:=[.$I$148]*[.B151]+[.$J$148]*[.B151]^2+[.$K$148]*[.B151]^3+[.$L$148]" office:value-type="float" office:value="0.1657095" calcext:value-type="float">
            <text:p>0,1657095</text:p>
          </table:table-cell>
          <table:table-cell table:formula="of:=ABS([.C151]-[.D151])/[.C151]" office:value-type="float" office:value="0.00653776978417263" calcext:value-type="float">
            <text:p>0,006537769784173</text:p>
          </table:table-cell>
          <table:table-cell/>
          <table:table-cell office:value-type="string" calcext:value-type="string">
            <text:p>100-500</text:p>
          </table:table-cell>
          <table:table-cell office:value-type="string" calcext:value-type="string">
            <text:p>f(x)=a*x+b*x**2+c*x**3+d</text:p>
          </table:table-cell>
          <table:table-cell office:value-type="float" office:value="1.28124" calcext:value-type="float">
            <text:p>1,28124</text:p>
          </table:table-cell>
          <table:table-cell office:value-type="float" office:value="-0.00296429" calcext:value-type="float">
            <text:p>-0,00296429</text:p>
          </table:table-cell>
          <table:table-cell office:value-type="string" calcext:value-type="string">
            <text:p>3,63333<text:span text:style-name="T1">e</text:span>-006</text:p>
          </table:table-cell>
          <table:table-cell office:value-type="float" office:value="-24.92" calcext:value-type="float">
            <text:p>-24,92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style-name="ce3" office:value-type="float" office:value="0.625" calcext:value-type="float">
            <text:p>6,25E-01</text:p>
          </table:table-cell>
          <table:table-cell table:formula="of:=[.$I$148]*[.B152]+[.$J$148]*[.B152]^2+[.$K$148]*[.B152]^3+[.$L$148]" office:value-type="float" office:value="0.6250664" calcext:value-type="float">
            <text:p>0,6250664</text:p>
          </table:table-cell>
          <table:table-cell table:formula="of:=ABS([.C152]-[.D152])/[.C152]" office:value-type="float" office:value="0.000106240000000213" calcext:value-type="float">
            <text:p>0,000106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style-name="ce3" office:value-type="float" office:value="0.992" calcext:value-type="float">
            <text:p>9,92E-01</text:p>
          </table:table-cell>
          <table:table-cell table:formula="of:=[.$I$149]*[.B153]^[.$J$149]" office:value-type="float" office:value="0.928730349383681" calcext:value-type="float">
            <text:p>0,928730349383681</text:p>
          </table:table-cell>
          <table:table-cell table:formula="of:=ABS([.C153]-[.D153])/[.C153]" office:value-type="float" office:value="0.0637798897341927" calcext:value-type="float">
            <text:p>0,0637798897341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1.12" calcext:value-type="float">
            <text:p>1,12</text:p>
          </table:table-cell>
          <table:table-cell table:formula="of:=[.$I$149]*[.B154]^[.$J$149]" office:value-type="float" office:value="1.05716549947995" calcext:value-type="float">
            <text:p>1,05716549947995</text:p>
          </table:table-cell>
          <table:table-cell table:formula="of:=ABS([.C154]-[.D154])/[.C154]" office:value-type="float" office:value="0.0561022326071848" calcext:value-type="float">
            <text:p>0,0561022326071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.2" calcext:value-type="float">
            <text:p>1,2</text:p>
          </table:table-cell>
          <table:table-cell table:formula="of:=[.$I$149]*[.B155]^[.$J$149]" office:value-type="float" office:value="1.14814419476023" calcext:value-type="float">
            <text:p>1,14814419476023</text:p>
          </table:table-cell>
          <table:table-cell table:formula="of:=ABS([.C155]-[.D155])/[.C155]" office:value-type="float" office:value="0.0432131710331452" calcext:value-type="float">
            <text:p>0,043213171033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1.37" calcext:value-type="float">
            <text:p>1,37</text:p>
          </table:table-cell>
          <table:table-cell table:formula="of:=[.$I$149]*[.B156]^[.$J$149]" office:value-type="float" office:value="1.34794612957297" calcext:value-type="float">
            <text:p>1,34794612957297</text:p>
          </table:table-cell>
          <table:table-cell table:formula="of:=ABS([.C156]-[.D156])/[.C156]" office:value-type="float" office:value="0.0160977156401709" calcext:value-type="float">
            <text:p>0,0160977156401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1.57" calcext:value-type="float">
            <text:p>1,57</text:p>
          </table:table-cell>
          <table:table-cell table:formula="of:=[.$I$149]*[.B157]^[.$J$149]" office:value-type="float" office:value="1.5825179245976" calcext:value-type="float">
            <text:p>1,5825179245976</text:p>
          </table:table-cell>
          <table:table-cell table:formula="of:=ABS([.C157]-[.D157])/[.C157]" office:value-type="float" office:value="0.0079732003806393" calcext:value-type="float">
            <text:p>0,0079732003806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1.78" calcext:value-type="float">
            <text:p>1,78</text:p>
          </table:table-cell>
          <table:table-cell table:formula="of:=[.$I$149]*[.B158]^[.$J$149]" office:value-type="float" office:value="1.80136608360373" calcext:value-type="float">
            <text:p>1,80136608360373</text:p>
          </table:table-cell>
          <table:table-cell table:formula="of:=ABS([.C158]-[.D158])/[.C158]" office:value-type="float" office:value="0.0120034177549043" calcext:value-type="float">
            <text:p>0,0120034177549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,94</text:p>
          </table:table-cell>
          <table:table-cell table:formula="of:=[.$I$149]*[.B159]^[.$J$149]" office:value-type="float" office:value="1.95639" calcext:value-type="float">
            <text:p>1,95639</text:p>
          </table:table-cell>
          <table:table-cell table:formula="of:=ABS([.C159]-[.D159])/[.C159]" office:value-type="float" office:value="0.00844845360824749" calcext:value-type="float">
            <text:p>0,0084484536082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formula="of:=[.$I$149]*[.B160]^[.$J$149]" office:value-type="float" office:value="2.29684419471892" calcext:value-type="float">
            <text:p>2,29684419471892</text:p>
          </table:table-cell>
          <table:table-cell table:formula="of:=ABS([.C160]-[.D160])/[.C160]" office:value-type="float" office:value="0.00137208925264293" calcext:value-type="float">
            <text:p>0,0013720892526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8" calcext:value-type="float">
            <text:p>3,38</text:p>
          </table:table-cell>
          <table:table-cell table:formula="of:=[.$I$150]*[.B161]+[.$J$150]*[.B161]^2+[.$K$150]*[.B161]^3+[.$L$150]" office:value-type="float" office:value="2.8341275936" calcext:value-type="float">
            <text:p>2,8341275936</text:p>
          </table:table-cell>
          <table:table-cell table:formula="of:=ABS([.C161]-[.D161])/[.C161]" office:value-type="float" office:value="0.161500711952663" calcext:value-type="float">
            <text:p>0,1615007119526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75" calcext:value-type="float">
            <text:p>5,75</text:p>
          </table:table-cell>
          <table:table-cell table:formula="of:=[.$I$150]*[.B162]+[.$J$150]*[.B162]^2+[.$K$150]*[.B162]^3+[.$L$150]" office:value-type="float" office:value="5.9799151532" calcext:value-type="float">
            <text:p>5,9799151532</text:p>
          </table:table-cell>
          <table:table-cell table:formula="of:=ABS([.C162]-[.D162])/[.C162]" office:value-type="float" office:value="0.0399852440347825" calcext:value-type="float">
            <text:p>0,0399852440347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table:formula="of:=[.$I$150]*[.B163]+[.$J$150]*[.B163]^2+[.$K$150]*[.B163]^3+[.$L$150]" office:value-type="float" office:value="8.9301824" calcext:value-type="float">
            <text:p>8,9301824</text:p>
          </table:table-cell>
          <table:table-cell table:formula="of:=ABS([.C163]-[.D163])/[.C163]" office:value-type="float" office:value="0.0205922742857142" calcext:value-type="float">
            <text:p>0,0205922742857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.9" calcext:value-type="float">
            <text:p>16,9</text:p>
          </table:table-cell>
          <table:table-cell table:formula="of:=[.$I$150]*[.B164]+[.$J$150]*[.B164]^2+[.$K$150]*[.B164]^3+[.$L$150]" office:value-type="float" office:value="17.5355892" calcext:value-type="float">
            <text:p>17,5355892</text:p>
          </table:table-cell>
          <table:table-cell table:formula="of:=ABS([.C164]-[.D164])/[.C164]" office:value-type="float" office:value="0.0376088284023668" calcext:value-type="float">
            <text:p>0,0376088284023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1.6" calcext:value-type="float">
            <text:p>31,6</text:p>
          </table:table-cell>
          <table:table-cell table:formula="of:=[.$I$150]*[.B165]+[.$J$150]*[.B165]^2+[.$K$150]*[.B165]^3+[.$L$150]" office:value-type="float" office:value="30.8195636" calcext:value-type="float">
            <text:p>30,8195636</text:p>
          </table:table-cell>
          <table:table-cell table:formula="of:=ABS([.C165]-[.D165])/[.C165]" office:value-type="float" office:value="0.0246973544303799" calcext:value-type="float">
            <text:p>0,024697354430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8.5" calcext:value-type="float">
            <text:p>48,5</text:p>
          </table:table-cell>
          <table:table-cell table:formula="of:=[.$I$150]*[.B166]+[.$J$150]*[.B166]^2+[.$K$150]*[.B166]^3+[.$L$150]" office:value-type="float" office:value="48.8585432" calcext:value-type="float">
            <text:p>48,8585432</text:p>
          </table:table-cell>
          <table:table-cell table:formula="of:=ABS([.C166]-[.D166])/[.C166]" office:value-type="float" office:value="0.00739264329896907" calcext:value-type="float">
            <text:p>0,0073926432989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7.4" calcext:value-type="float">
            <text:p>77,4</text:p>
          </table:table-cell>
          <table:table-cell table:formula="of:=[.$I$150]*[.B167]+[.$J$150]*[.B167]^2+[.$K$150]*[.B167]^3+[.$L$150]" office:value-type="float" office:value="77.32133" calcext:value-type="float">
            <text:p>77,32133</text:p>
          </table:table-cell>
          <table:table-cell table:formula="of:=ABS([.C167]-[.D167])/[.C167]" office:value-type="float" office:value="0.00101640826873388" calcext:value-type="float">
            <text:p>0,0010164082687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table:formula="of:=[.$I$151]*[.B168]+[.$J$151]*[.B168]^2+[.$K$151]*[.B168]^3+[.$L$151]" office:value-type="float" office:value="141.82304" calcext:value-type="float">
            <text:p>141,82304</text:p>
          </table:table-cell>
          <table:table-cell table:formula="of:=ABS([.C168]-[.D168])/[.C168]" office:value-type="float" office:value="0.00583716312056732" calcext:value-type="float">
            <text:p>0,0058371631205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92" calcext:value-type="float">
            <text:p>192</text:p>
          </table:table-cell>
          <table:table-cell table:formula="of:=[.$I$151]*[.B169]+[.$J$151]*[.B169]^2+[.$K$151]*[.B169]^3+[.$L$151]" office:value-type="float" office:value="190.76581" calcext:value-type="float">
            <text:p>190,76581</text:p>
          </table:table-cell>
          <table:table-cell table:formula="of:=ABS([.C169]-[.D169])/[.C169]" office:value-type="float" office:value="0.00642807291666703" calcext:value-type="float">
            <text:p>0,00642807291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45" calcext:value-type="float">
            <text:p>245</text:p>
          </table:table-cell>
          <table:table-cell table:formula="of:=[.$I$151]*[.B170]+[.$J$151]*[.B170]^2+[.$K$151]*[.B170]^3+[.$L$151]" office:value-type="float" office:value="245.82272" calcext:value-type="float">
            <text:p>245,82272</text:p>
          </table:table-cell>
          <table:table-cell table:formula="of:=ABS([.C170]-[.D170])/[.C170]" office:value-type="float" office:value="0.00335804081632631" calcext:value-type="float">
            <text:p>0,0033580408163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29" calcext:value-type="float">
            <text:p>329</text:p>
          </table:table-cell>
          <table:table-cell table:formula="of:=[.$I$151]*[.B171]+[.$J$151]*[.B171]^2+[.$K$151]*[.B171]^3+[.$L$151]" office:value-type="float" office:value="328.79375" calcext:value-type="float">
            <text:p>328,79375</text:p>
          </table:table-cell>
          <table:table-cell table:formula="of:=ABS([.C171]-[.D171])/[.C171]" office:value-type="float" office:value="0.000626899696048667" calcext:value-type="float">
            <text:p>0,000626899696049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Xeno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2" calcext:value-type="float">
            <text:p>0,002</text:p>
          </table:table-cell>
          <table:table-cell table:style-name="ce3" office:value-type="float" office:value="0.006" calcext:value-type="float">
            <text:p>6,00E-03</text:p>
          </table:table-cell>
          <table:table-cell table:formula="of:=[.$I$179]*[.B177]+[.$J$179]*[.B177]^2+[.$K$179]*[.B177]^3+[.$L$179]" office:value-type="float" office:value="0.007327784" calcext:value-type="float">
            <text:p>0,007327784</text:p>
          </table:table-cell>
          <table:table-cell table:formula="of:=ABS([.C177]-[.D177])/[.C177]" office:value-type="float" office:value="0.221297333333333" calcext:value-type="float">
            <text:p>0,221297333333333</text:p>
          </table:table-cell>
          <table:table-cell/>
          <table:table-cell office:value-type="string" calcext:value-type="string">
            <text:p>Xen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table:style-name="ce3" office:value-type="float" office:value="0.015" calcext:value-type="float">
            <text:p>1,50E-02</text:p>
          </table:table-cell>
          <table:table-cell table:formula="of:=[.$I$179]*[.B178]+[.$J$179]*[.B178]^2+[.$K$179]*[.B178]^3+[.$L$179]" office:value-type="float" office:value="0.014850656" calcext:value-type="float">
            <text:p>0,014850656</text:p>
          </table:table-cell>
          <table:table-cell table:formula="of:=ABS([.C178]-[.D178])/[.C178]" office:value-type="float" office:value="0.0099562666666665" calcext:value-type="float">
            <text:p>0,009956266666667</text:p>
          </table:table-cell>
          <table:table-cell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07" calcext:value-type="float">
            <text:p>0,007</text:p>
          </table:table-cell>
          <table:table-cell table:style-name="ce3" office:value-type="float" office:value="0.0268" calcext:value-type="float">
            <text:p>2,68E-02</text:p>
          </table:table-cell>
          <table:table-cell table:formula="of:=[.$I$179]*[.B179]+[.$J$179]*[.B179]^2+[.$K$179]*[.B179]^3+[.$L$179]" office:value-type="float" office:value="0.026500754" calcext:value-type="float">
            <text:p>0,026500754</text:p>
          </table:table-cell>
          <table:table-cell table:formula="of:=ABS([.C179]-[.D179])/[.C179]" office:value-type="float" office:value="0.011165895522388" calcext:value-type="float">
            <text:p>0,011165895522388</text:p>
          </table:table-cell>
          <table:table-cell/>
          <table:table-cell office:value-type="string" calcext:value-type="string">
            <text:p>0-0,02</text:p>
          </table:table-cell>
          <table:table-cell office:value-type="string" calcext:value-type="string">
            <text:p>f(x)=a*x+b*x**2+c*x**3+d</text:p>
          </table:table-cell>
          <table:table-cell office:value-type="float" office:value="3.61512" calcext:value-type="float">
            <text:p>3,61512</text:p>
          </table:table-cell>
          <table:table-cell office:value-type="float" office:value="24.386" calcext:value-type="float">
            <text:p>24,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style-name="ce3" office:value-type="float" office:value="0.0387" calcext:value-type="float">
            <text:p>3,87E-02</text:p>
          </table:table-cell>
          <table:table-cell table:formula="of:=[.$I$179]*[.B180]+[.$J$179]*[.B180]^2+[.$K$179]*[.B180]^3+[.$L$179]" office:value-type="float" office:value="0.0385898" calcext:value-type="float">
            <text:p>0,0385898</text:p>
          </table:table-cell>
          <table:table-cell table:formula="of:=ABS([.C180]-[.D180])/[.C180]" office:value-type="float" office:value="0.00284754521963836" calcext:value-type="float">
            <text:p>0,002847545219638</text:p>
          </table:table-cell>
          <table:table-cell/>
          <table:table-cell office:value-type="string" calcext:value-type="string">
            <text:p>0,02-0,1</text:p>
          </table:table-cell>
          <table:table-cell office:value-type="string" calcext:value-type="string">
            <text:p>f(x)=a*(1-exp(b*(x)**c)) </text:p>
          </table:table-cell>
          <table:table-cell office:value-type="float" office:value="0.868258" calcext:value-type="float">
            <text:p>0,868258</text:p>
          </table:table-cell>
          <table:table-cell office:value-type="float" office:value="-1192.12" calcext:value-type="float">
            <text:p>-1192,12</text:p>
          </table:table-cell>
          <table:table-cell office:value-type="float" office:value="2.41867" calcext:value-type="float">
            <text:p>2,41867</text:p>
          </table:table-cell>
          <table:table-cell/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style-name="ce3" office:value-type="float" office:value="0.082" calcext:value-type="float">
            <text:p>8,20E-02</text:p>
          </table:table-cell>
          <table:table-cell table:formula="of:=[.$I$179]*[.B181]+[.$J$179]*[.B181]^2+[.$K$179]*[.B181]^3+[.$L$179]" office:value-type="float" office:value="0.0820568" calcext:value-type="float">
            <text:p>0,0820568</text:p>
          </table:table-cell>
          <table:table-cell table:formula="of:=ABS([.C181]-[.D181])/[.C181]" office:value-type="float" office:value="0.000692682926829216" calcext:value-type="float">
            <text:p>0,000692682926829</text:p>
          </table:table-cell>
          <table:table-cell/>
          <table:table-cell office:value-type="string" calcext:value-type="string">
            <text:p>0,1-10</text:p>
          </table:table-cell>
          <table:table-cell office:value-type="string" calcext:value-type="string">
            <text:p>f(x)=a*x+b*x**2+c*x**3+d</text:p>
          </table:table-cell>
          <table:table-cell office:value-type="float" office:value="0.3967" calcext:value-type="float">
            <text:p>0,3967</text:p>
          </table:table-cell>
          <table:table-cell office:value-type="float" office:value="-0.0267197" calcext:value-type="float">
            <text:p>-0,0267197</text:p>
          </table:table-cell>
          <table:table-cell office:value-type="float" office:value="0.0047372" calcext:value-type="float">
            <text:p>0,0047372</text:p>
          </table:table-cell>
          <table:table-cell office:value-type="float" office:value="0.898224" calcext:value-type="float">
            <text:p>0,898224</text:p>
          </table:table-cell>
        </table:table-row>
        <table:table-row table:style-name="ro2">
          <table:table-cell/>
          <table:table-cell office:value-type="float" office:value="0.04" calcext:value-type="float">
            <text:p>0,04</text:p>
          </table:table-cell>
          <table:table-cell table:style-name="ce3" office:value-type="float" office:value="0.336" calcext:value-type="float">
            <text:p>3,36E-01</text:p>
          </table:table-cell>
          <table:table-cell table:formula="of:=[.$I$180]*(1-EXP([.$J$180]*[.B182]^[.$K$180]))" office:value-type="float" office:value="0.339330636272048" calcext:value-type="float">
            <text:p>0,339330636272048</text:p>
          </table:table-cell>
          <table:table-cell table:formula="of:=ABS([.C182]-[.D182])/[.C182]" office:value-type="float" office:value="0.00991260795252346" calcext:value-type="float">
            <text:p>0,009912607952523</text:p>
          </table:table-cell>
          <table:table-cell/>
          <table:table-cell office:value-type="string" calcext:value-type="string">
            <text:p>10-100</text:p>
          </table:table-cell>
          <table:table-cell office:value-type="string" calcext:value-type="string">
            <text:p>f(x)=a*x+b*x**2+c*x**3+d</text:p>
          </table:table-cell>
          <table:table-cell office:value-type="float" office:value="0.495406" calcext:value-type="float">
            <text:p>0,495406</text:p>
          </table:table-cell>
          <table:table-cell office:value-type="float" office:value="-0.000559468" calcext:value-type="float">
            <text:p>-0,000559468</text:p>
          </table:table-cell>
          <table:table-cell office:value-type="string" calcext:value-type="string">
            <text:p>8,12541<text:span text:style-name="T1">e</text:span>-006</text:p>
          </table:table-cell>
          <table:table-cell office:value-type="float" office:value="2.94391" calcext:value-type="float">
            <text:p>2,94391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style-name="ce3" office:value-type="float" office:value="0.743" calcext:value-type="float">
            <text:p>7,43E-01</text:p>
          </table:table-cell>
          <table:table-cell table:formula="of:=[.$I$180]*(1-EXP([.$J$180]*[.B183]^[.$K$180]))" office:value-type="float" office:value="0.740791959139818" calcext:value-type="float">
            <text:p>0,740791959139818</text:p>
          </table:table-cell>
          <table:table-cell table:formula="of:=ABS([.C183]-[.D183])/[.C183]" office:value-type="float" office:value="0.00297179119809212" calcext:value-type="float">
            <text:p>0,002971791198092</text:p>
          </table:table-cell>
          <table:table-cell/>
          <table:table-cell office:value-type="string" calcext:value-type="string">
            <text:p>100-500</text:p>
          </table:table-cell>
          <table:table-cell office:value-type="string" calcext:value-type="string">
            <text:p>f(x)=a*x+b*x**2+c*x**3+d</text:p>
          </table:table-cell>
          <table:table-cell office:value-type="float" office:value="0.0300952" calcext:value-type="float">
            <text:p>0,0300952</text:p>
          </table:table-cell>
          <table:table-cell office:value-type="float" office:value="0.00188929" calcext:value-type="float">
            <text:p>0,00188929</text:p>
          </table:table-cell>
          <table:table-cell table:style-name="ce6" office:value-type="float" office:value="-0.00000231667" calcext:value-type="float">
            <text:p>-2,32E-06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table:style-name="ce3" office:value-type="float" office:value="0.858" calcext:value-type="float">
            <text:p>8,58E-01</text:p>
          </table:table-cell>
          <table:table-cell table:formula="of:=[.$I$180]*(1-EXP([.$J$180]*[.B184]^[.$K$180]))" office:value-type="float" office:value="0.859048147192913" calcext:value-type="float">
            <text:p>0,859048147192913</text:p>
          </table:table-cell>
          <table:table-cell table:formula="of:=ABS([.C184]-[.D184])/[.C184]" office:value-type="float" office:value="0.00122161677495677" calcext:value-type="float">
            <text:p>0,0012216167749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style-name="ce3" office:value-type="float" office:value="0.981" calcext:value-type="float">
            <text:p>9,81E-01</text:p>
          </table:table-cell>
          <table:table-cell table:formula="of:=[.$I$181]*[.B185]+[.$J$181]*[.B185]^2+[.$K$181]*[.B185]^3+[.$L$181]" office:value-type="float" office:value="0.9765331096" calcext:value-type="float">
            <text:p>0,9765331096</text:p>
          </table:table-cell>
          <table:table-cell table:formula="of:=ABS([.C185]-[.D185])/[.C185]" office:value-type="float" office:value="0.00455340509683999" calcext:value-type="float">
            <text:p>0,004553405096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1.11" calcext:value-type="float">
            <text:p>1,11</text:p>
          </table:table-cell>
          <table:table-cell table:formula="of:=[.$I$181]*[.B186]+[.$J$181]*[.B186]^2+[.$K$181]*[.B186]^3+[.$L$181]" office:value-type="float" office:value="1.0529320288" calcext:value-type="float">
            <text:p>1,0529320288</text:p>
          </table:table-cell>
          <table:table-cell table:formula="of:=ABS([.C186]-[.D186])/[.C186]" office:value-type="float" office:value="0.0514125866666668" calcext:value-type="float">
            <text:p>0,05141258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formula="of:=[.$I$181]*[.B187]+[.$J$181]*[.B187]^2+[.$K$181]*[.B187]^3+[.$L$181]" office:value-type="float" office:value="1.1644462066" calcext:value-type="float">
            <text:p>1,1644462066</text:p>
          </table:table-cell>
          <table:table-cell table:formula="of:=ABS([.C187]-[.D187])/[.C187]" office:value-type="float" office:value="0.0296281611666667" calcext:value-type="float">
            <text:p>0,0296281611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table:formula="of:=[.$I$181]*[.B188]+[.$J$181]*[.B188]^2+[.$K$181]*[.B188]^3+[.$L$181]" office:value-type="float" office:value="1.2729415" calcext:value-type="float">
            <text:p>1,2729415</text:p>
          </table:table-cell>
          <table:table-cell table:formula="of:=ABS([.C188]-[.D188])/[.C188]" office:value-type="float" office:value="0.02828893129771" calcext:value-type="float">
            <text:p>0,02828893129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,55</text:p>
          </table:table-cell>
          <table:table-cell table:formula="of:=[.$I$181]*[.B189]+[.$J$181]*[.B189]^2+[.$K$181]*[.B189]^3+[.$L$181]" office:value-type="float" office:value="1.6226428" calcext:value-type="float">
            <text:p>1,6226428</text:p>
          </table:table-cell>
          <table:table-cell table:formula="of:=ABS([.C189]-[.D189])/[.C189]" office:value-type="float" office:value="0.0468663225806451" calcext:value-type="float">
            <text:p>0,046866322580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38" calcext:value-type="float">
            <text:p>2,38</text:p>
          </table:table-cell>
          <table:table-cell table:formula="of:=[.$I$181]*[.B190]+[.$J$181]*[.B190]^2+[.$K$181]*[.B190]^3+[.$L$181]" office:value-type="float" office:value="2.3606896" calcext:value-type="float">
            <text:p>2,3606896</text:p>
          </table:table-cell>
          <table:table-cell table:formula="of:=ABS([.C190]-[.D190])/[.C190]" office:value-type="float" office:value="0.00811361344537822" calcext:value-type="float">
            <text:p>0,0081136134453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99" calcext:value-type="float">
            <text:p>3,99</text:p>
          </table:table-cell>
          <table:table-cell table:formula="of:=[.$I$181]*[.B191]+[.$J$181]*[.B191]^2+[.$K$181]*[.B191]^3+[.$L$181]" office:value-type="float" office:value="3.9907183" calcext:value-type="float">
            <text:p>3,9907183</text:p>
          </table:table-cell>
          <table:table-cell table:formula="of:=ABS([.C191]-[.D191])/[.C191]" office:value-type="float" office:value="0.000180025062656629" calcext:value-type="float">
            <text:p>0,0001800250626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93" calcext:value-type="float">
            <text:p>6,93</text:p>
          </table:table-cell>
          <table:table-cell table:formula="of:=[.$I$181]*[.B192]+[.$J$181]*[.B192]^2+[.$K$181]*[.B192]^3+[.$L$181]" office:value-type="float" office:value="6.930454" calcext:value-type="float">
            <text:p>6,930454</text:p>
          </table:table-cell>
          <table:table-cell table:formula="of:=ABS([.C192]-[.D192])/[.C192]" office:value-type="float" office:value="0.000065512265512323" calcext:value-type="float">
            <text:p>6,5512265512323E-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.2" calcext:value-type="float">
            <text:p>14,2</text:p>
          </table:table-cell>
          <table:table-cell table:formula="of:=[.$I$182]*[.B193]+[.$J$182]*[.B193]^2+[.$K$182]*[.B193]^3+[.$L$182]" office:value-type="float" office:value="12.69324608" calcext:value-type="float">
            <text:p>12,69324608</text:p>
          </table:table-cell>
          <table:table-cell table:formula="of:=ABS([.C193]-[.D193])/[.C193]" office:value-type="float" office:value="0.106109430985916" calcext:value-type="float">
            <text:p>0,1061094309859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.1" calcext:value-type="float">
            <text:p>18,1</text:p>
          </table:table-cell>
          <table:table-cell table:formula="of:=[.$I$182]*[.B194]+[.$J$182]*[.B194]^2+[.$K$182]*[.B194]^3+[.$L$182]" office:value-type="float" office:value="17.52195487" calcext:value-type="float">
            <text:p>17,52195487</text:p>
          </table:table-cell>
          <table:table-cell table:formula="of:=ABS([.C194]-[.D194])/[.C194]" office:value-type="float" office:value="0.0319361950276245" calcext:value-type="float">
            <text:p>0,031936195027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1.5" calcext:value-type="float">
            <text:p>21,5</text:p>
          </table:table-cell>
          <table:table-cell table:formula="of:=[.$I$182]*[.B195]+[.$J$182]*[.B195]^2+[.$K$182]*[.B195]^3+[.$L$182]" office:value-type="float" office:value="22.38502744" calcext:value-type="float">
            <text:p>22,38502744</text:p>
          </table:table-cell>
          <table:table-cell table:formula="of:=ABS([.C195]-[.D195])/[.C195]" office:value-type="float" office:value="0.0411640669767439" calcext:value-type="float">
            <text:p>0,0411640669767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6.3" calcext:value-type="float">
            <text:p>26,3</text:p>
          </table:table-cell>
          <table:table-cell table:formula="of:=[.$I$182]*[.B196]+[.$J$182]*[.B196]^2+[.$K$182]*[.B196]^3+[.$L$182]" office:value-type="float" office:value="27.33121625" calcext:value-type="float">
            <text:p>27,33121625</text:p>
          </table:table-cell>
          <table:table-cell table:formula="of:=ABS([.C196]-[.D196])/[.C196]" office:value-type="float" office:value="0.0392097433460075" calcext:value-type="float">
            <text:p>0,0392097433460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2.4" calcext:value-type="float">
            <text:p>32,4</text:p>
          </table:table-cell>
          <table:table-cell table:formula="of:=[.$I$182]*[.B197]+[.$J$182]*[.B197]^2+[.$K$182]*[.B197]^3+[.$L$182]" office:value-type="float" office:value="32.40927376" calcext:value-type="float">
            <text:p>32,40927376</text:p>
          </table:table-cell>
          <table:table-cell table:formula="of:=ABS([.C197]-[.D197])/[.C197]" office:value-type="float" office:value="0.000286227160493804" calcext:value-type="float">
            <text:p>0,0002862271604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8.4" calcext:value-type="float">
            <text:p>38,4</text:p>
          </table:table-cell>
          <table:table-cell table:formula="of:=[.$I$182]*[.B198]+[.$J$182]*[.B198]^2+[.$K$182]*[.B198]^3+[.$L$182]" office:value-type="float" office:value="37.66795243" calcext:value-type="float">
            <text:p>37,66795243</text:p>
          </table:table-cell>
          <table:table-cell table:formula="of:=ABS([.C198]-[.D198])/[.C198]" office:value-type="float" office:value="0.0190637388020833" calcext:value-type="float">
            <text:p>0,0190637388020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3.4" calcext:value-type="float">
            <text:p>43,4</text:p>
          </table:table-cell>
          <table:table-cell table:formula="of:=[.$I$182]*[.B199]+[.$J$182]*[.B199]^2+[.$K$182]*[.B199]^3+[.$L$182]" office:value-type="float" office:value="43.15600472" calcext:value-type="float">
            <text:p>43,15600472</text:p>
          </table:table-cell>
          <table:table-cell table:formula="of:=ABS([.C199]-[.D199])/[.C199]" office:value-type="float" office:value="0.00562201105990784" calcext:value-type="float">
            <text:p>0,0056220110599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4.8" calcext:value-type="float">
            <text:p>54,8</text:p>
          </table:table-cell>
          <table:table-cell table:formula="of:=[.$I$182]*[.B200]+[.$J$182]*[.B200]^2+[.$K$182]*[.B200]^3+[.$L$182]" office:value-type="float" office:value="55.01524" calcext:value-type="float">
            <text:p>55,01524</text:p>
          </table:table-cell>
          <table:table-cell table:formula="of:=ABS([.C200]-[.D200])/[.C200]" office:value-type="float" office:value="0.00392773722627753" calcext:value-type="float">
            <text:p>0,0039277372262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table:formula="of:=[.$I$183]*[.B201]+[.$J$183]*[.B201]^2+[.$K$183]*[.B201]^3+[.$L$183]" office:value-type="float" office:value="98.81728" calcext:value-type="float">
            <text:p>98,81728</text:p>
          </table:table-cell>
          <table:table-cell table:formula="of:=ABS([.C201]-[.D201])/[.C201]" office:value-type="float" office:value="0.0216110891089108" calcext:value-type="float">
            <text:p>0,0216110891089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table:formula="of:=[.$I$183]*[.B202]+[.$J$183]*[.B202]^2+[.$K$183]*[.B202]^3+[.$L$183]" office:value-type="float" office:value="152.27457" calcext:value-type="float">
            <text:p>152,27457</text:p>
          </table:table-cell>
          <table:table-cell table:formula="of:=ABS([.C202]-[.D202])/[.C202]" office:value-type="float" office:value="0.0219769798657717" calcext:value-type="float">
            <text:p>0,0219769798657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4" calcext:value-type="float">
            <text:p>204</text:p>
          </table:table-cell>
          <table:table-cell table:formula="of:=[.$I$183]*[.B203]+[.$J$183]*[.B203]^2+[.$K$183]*[.B203]^3+[.$L$183]" office:value-type="float" office:value="201.8176" calcext:value-type="float">
            <text:p>201,8176</text:p>
          </table:table-cell>
          <table:table-cell table:formula="of:=ABS([.C203]-[.D203])/[.C203]" office:value-type="float" office:value="0.0106980392156864" calcext:value-type="float">
            <text:p>0,0106980392156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33" calcext:value-type="float">
            <text:p>233</text:p>
          </table:table-cell>
          <table:table-cell table:formula="of:=[.$I$183]*[.B204]+[.$J$183]*[.B204]^2+[.$K$183]*[.B204]^3+[.$L$183]" office:value-type="float" office:value="233.54635" calcext:value-type="float">
            <text:p>233,54635</text:p>
          </table:table-cell>
          <table:table-cell table:formula="of:=ABS([.C204]-[.D204])/[.C204]" office:value-type="float" office:value="0.00234484978540756" calcext:value-type="float">
            <text:p>0,002344849785408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+0,1%N2</text:p>
          </table:table-cell>
          <table:table-cell table:number-columns-repeated="8"/>
          <table:table-cell office:value-type="string" calcext:value-type="string">
            <text:p>-1.53274 <text:s text:c="8"/>+/- 0.9892 <text:s text:c="6"/>(64.54%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 <text:s text:c="14"/>= -0.03901 <text:s text:c="8"/>+/- 0.3303 <text:s text:c="6"/>(846.7%)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 <text:s text:c="14"/>= 0.0353018 <text:s text:c="7"/>+/- 0.0341 <text:s text:c="6"/>(96.59%)</text:p>
          </table:table-cell>
          <table:table-cell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number-columns-repeated="8"/>
          <table:table-cell office:value-type="string" calcext:value-type="string">
            <text:p>d <text:s text:c="14"/>= 10.7051 <text:s/></text:p>
          </table:table-cell>
          <table:table-cell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.75" calcext:value-type="float">
            <text:p>1,75</text:p>
          </table:table-cell>
          <table:table-cell table:formula="of:=[.$I$216]*[.B214]+[.$J$216]*[.B214]^2+[.$K$216]*[.B214]^3+[.$L$216]" office:value-type="float" office:value="1.65050565" calcext:value-type="float">
            <text:p>1,65050565</text:p>
          </table:table-cell>
          <table:table-cell table:formula="of:=ABS([.C214]-[.D214])/[.C214]" office:value-type="float" office:value="0.0568539142857143" calcext:value-type="float">
            <text:p>0,056853914285714</text:p>
          </table:table-cell>
          <table:table-cell/>
          <table:table-cell office:value-type="string" calcext:value-type="string">
            <text:p>Ar+0,1N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1.88" calcext:value-type="float">
            <text:p>1,88</text:p>
          </table:table-cell>
          <table:table-cell table:formula="of:=[.$I$216]*[.B215]+[.$J$216]*[.B215]^2+[.$K$216]*[.B215]^3+[.$L$216]" office:value-type="float" office:value="1.8194673712" calcext:value-type="float">
            <text:p>1,8194673712</text:p>
          </table:table-cell>
          <table:table-cell table:formula="of:=ABS([.C215]-[.D215])/[.C215]" office:value-type="float" office:value="0.0321982068085106" calcext:value-type="float">
            <text:p>0,032198206808511</text:p>
          </table:table-cell>
          <table:table-cell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office:value-type="float" office:value="2.01" calcext:value-type="float">
            <text:p>2,01</text:p>
          </table:table-cell>
          <table:table-cell table:formula="of:=[.$I$216]*[.B216]+[.$J$216]*[.B216]^2+[.$K$216]*[.B216]^3+[.$L$216]" office:value-type="float" office:value="1.9876268276" calcext:value-type="float">
            <text:p>1,9876268276</text:p>
          </table:table-cell>
          <table:table-cell table:formula="of:=ABS([.C216]-[.D216])/[.C216]" office:value-type="float" office:value="0.0111309315422884" calcext:value-type="float">
            <text:p>0,011130931542288</text:p>
          </table:table-cell>
          <table:table-cell/>
          <table:table-cell office:value-type="string" calcext:value-type="string">
            <text:p>0,1-1,7</text:p>
          </table:table-cell>
          <table:table-cell office:value-type="string" calcext:value-type="string">
            <text:p>f(x)=a*x+b*x**2+c*x**3+d</text:p>
          </table:table-cell>
          <table:table-cell office:value-type="float" office:value="8.62079" calcext:value-type="float">
            <text:p>8,62079</text:p>
          </table:table-cell>
          <table:table-cell office:value-type="float" office:value="-0.599775" calcext:value-type="float">
            <text:p>-0,599775</text:p>
          </table:table-cell>
          <table:table-cell office:value-type="float" office:value="-1.1196" calcext:value-type="float">
            <text:p>-1,1196</text:p>
          </table:table-cell>
          <table:table-cell office:value-type="float" office:value="0.795544" calcext:value-type="float">
            <text:p>0,795544</text:p>
          </table:table-cell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office:value-type="float" office:value="2.22" calcext:value-type="float">
            <text:p>2,22</text:p>
          </table:table-cell>
          <table:table-cell table:formula="of:=[.$I$216]*[.B217]+[.$J$216]*[.B217]^2+[.$K$216]*[.B217]^3+[.$L$216]" office:value-type="float" office:value="2.2382442077" calcext:value-type="float">
            <text:p>2,2382442077</text:p>
          </table:table-cell>
          <table:table-cell table:formula="of:=ABS([.C217]-[.D217])/[.C217]" office:value-type="float" office:value="0.00821811157657658" calcext:value-type="float">
            <text:p>0,008218111576577</text:p>
          </table:table-cell>
          <table:table-cell/>
          <table:table-cell office:value-type="string" calcext:value-type="string">
            <text:p>1,7-6</text:p>
          </table:table-cell>
          <table:table-cell office:value-type="string" calcext:value-type="string">
            <text:p>f(x)=a*x+b*x**2+c*x**3+d</text:p>
          </table:table-cell>
          <table:table-cell office:value-type="float" office:value="-3.75464" calcext:value-type="float">
            <text:p>-3,75464</text:p>
          </table:table-cell>
          <table:table-cell office:value-type="float" office:value="0.630469" calcext:value-type="float">
            <text:p>0,630469</text:p>
          </table:table-cell>
          <table:table-cell office:value-type="float" office:value="-0.0282536" calcext:value-type="float">
            <text:p>-0,0282536</text:p>
          </table:table-cell>
          <table:table-cell office:value-type="float" office:value="13.0064" calcext:value-type="float">
            <text:p>13,0064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.44" calcext:value-type="float">
            <text:p>2,44</text:p>
          </table:table-cell>
          <table:table-cell table:formula="of:=[.$I$216]*[.B218]+[.$J$216]*[.B218]^2+[.$K$216]*[.B218]^3+[.$L$216]" office:value-type="float" office:value="2.4867542" calcext:value-type="float">
            <text:p>2,4867542</text:p>
          </table:table-cell>
          <table:table-cell table:formula="of:=ABS([.C218]-[.D218])/[.C218]" office:value-type="float" office:value="0.0191615573770492" calcext:value-type="float">
            <text:p>0,0191615573770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2.82" calcext:value-type="float">
            <text:p>2,82</text:p>
          </table:table-cell>
          <table:table-cell table:formula="of:=[.$I$216]*[.B219]+[.$J$216]*[.B219]^2+[.$K$216]*[.B219]^3+[.$L$216]" office:value-type="float" office:value="2.8957618125" calcext:value-type="float">
            <text:p>2,8957618125</text:p>
          </table:table-cell>
          <table:table-cell table:formula="of:=ABS([.C219]-[.D219])/[.C219]" office:value-type="float" office:value="0.0268658909574467" calcext:value-type="float">
            <text:p>0,0268658909574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.22" calcext:value-type="float">
            <text:p>3,22</text:p>
          </table:table-cell>
          <table:table-cell table:formula="of:=[.$I$216]*[.B220]+[.$J$216]*[.B220]^2+[.$K$216]*[.B220]^3+[.$L$216]" office:value-type="float" office:value="3.29757205" calcext:value-type="float">
            <text:p>3,29757205</text:p>
          </table:table-cell>
          <table:table-cell table:formula="of:=ABS([.C220]-[.D220])/[.C220]" office:value-type="float" office:value="0.024090698757764" calcext:value-type="float">
            <text:p>0,0240906987577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3.63" calcext:value-type="float">
            <text:p>3,63</text:p>
          </table:table-cell>
          <table:table-cell table:formula="of:=[.$I$216]*[.B221]+[.$J$216]*[.B221]^2+[.$K$216]*[.B221]^3+[.$L$216]" office:value-type="float" office:value="3.6913452125" calcext:value-type="float">
            <text:p>3,6913452125</text:p>
          </table:table-cell>
          <table:table-cell table:formula="of:=ABS([.C221]-[.D221])/[.C221]" office:value-type="float" office:value="0.0168995075757576" calcext:value-type="float">
            <text:p>0,0168995075757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4.03" calcext:value-type="float">
            <text:p>4,03</text:p>
          </table:table-cell>
          <table:table-cell table:formula="of:=[.$I$216]*[.B222]+[.$J$216]*[.B222]^2+[.$K$216]*[.B222]^3+[.$L$216]" office:value-type="float" office:value="4.0762416" calcext:value-type="float">
            <text:p>4,0762416</text:p>
          </table:table-cell>
          <table:table-cell table:formula="of:=ABS([.C222]-[.D222])/[.C222]" office:value-type="float" office:value="0.0114743424317618" calcext:value-type="float">
            <text:p>0,0114743424317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4.81" calcext:value-type="float">
            <text:p>4,81</text:p>
          </table:table-cell>
          <table:table-cell table:formula="of:=[.$I$216]*[.B223]+[.$J$216]*[.B223]^2+[.$K$216]*[.B223]^3+[.$L$216]" office:value-type="float" office:value="4.81604525" calcext:value-type="float">
            <text:p>4,81604525</text:p>
          </table:table-cell>
          <table:table-cell table:formula="of:=ABS([.C223]-[.D223])/[.C223]" office:value-type="float" office:value="0.00125680873180848" calcext:value-type="float">
            <text:p>0,0012568087318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.55" calcext:value-type="float">
            <text:p>5,55</text:p>
          </table:table-cell>
          <table:table-cell table:formula="of:=[.$I$216]*[.B224]+[.$J$216]*[.B224]^2+[.$K$216]*[.B224]^3+[.$L$216]" office:value-type="float" office:value="5.5102654" calcext:value-type="float">
            <text:p>5,5102654</text:p>
          </table:table-cell>
          <table:table-cell table:formula="of:=ABS([.C224]-[.D224])/[.C224]" office:value-type="float" office:value="0.0071593873873874" calcext:value-type="float">
            <text:p>0,00715938738738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6.22" calcext:value-type="float">
            <text:p>6,22</text:p>
          </table:table-cell>
          <table:table-cell table:formula="of:=[.$I$216]*[.B225]+[.$J$216]*[.B225]^2+[.$K$216]*[.B225]^3+[.$L$216]" office:value-type="float" office:value="6.15218445" calcext:value-type="float">
            <text:p>6,15218445</text:p>
          </table:table-cell>
          <table:table-cell table:formula="of:=ABS([.C225]-[.D225])/[.C225]" office:value-type="float" office:value="0.0109028215434085" calcext:value-type="float">
            <text:p>0,0109028215434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6.82" calcext:value-type="float">
            <text:p>6,82</text:p>
          </table:table-cell>
          <table:table-cell table:formula="of:=[.$I$216]*[.B226]+[.$J$216]*[.B226]^2+[.$K$216]*[.B226]^3+[.$L$216]" office:value-type="float" office:value="6.7350848" calcext:value-type="float">
            <text:p>6,7350848</text:p>
          </table:table-cell>
          <table:table-cell table:formula="of:=ABS([.C226]-[.D226])/[.C226]" office:value-type="float" office:value="0.0124509090909091" calcext:value-type="float">
            <text:p>0,0124509090909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,77</text:p>
          </table:table-cell>
          <table:table-cell table:formula="of:=[.$I$216]*[.B227]+[.$J$216]*[.B227]^2+[.$K$216]*[.B227]^3+[.$L$216]" office:value-type="float" office:value="7.696959" calcext:value-type="float">
            <text:p>7,696959</text:p>
          </table:table-cell>
          <table:table-cell table:formula="of:=ABS([.C227]-[.D227])/[.C227]" office:value-type="float" office:value="0.00940038610038609" calcext:value-type="float">
            <text:p>0,0094003861003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8.3" calcext:value-type="float">
            <text:p>8,3</text:p>
          </table:table-cell>
          <table:table-cell table:formula="of:=[.$I$216]*[.B228]+[.$J$216]*[.B228]^2+[.$K$216]*[.B228]^3+[.$L$216]" office:value-type="float" office:value="8.3421472" calcext:value-type="float">
            <text:p>8,3421472</text:p>
          </table:table-cell>
          <table:table-cell table:formula="of:=ABS([.C228]-[.D228])/[.C228]" office:value-type="float" office:value="0.0050779759036143" calcext:value-type="float">
            <text:p>0,0050779759036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8.48" calcext:value-type="float">
            <text:p>8,48</text:p>
          </table:table-cell>
          <table:table-cell table:formula="of:=[.$I$216]*[.B229]+[.$J$216]*[.B229]^2+[.$K$216]*[.B229]^3+[.$L$216]" office:value-type="float" office:value="8.6169086" calcext:value-type="float">
            <text:p>8,6169086</text:p>
          </table:table-cell>
          <table:table-cell table:formula="of:=ABS([.C229]-[.D229])/[.C229]" office:value-type="float" office:value="0.0161448820754715" calcext:value-type="float">
            <text:p>0,0161448820754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8.28" calcext:value-type="float">
            <text:p>8,28</text:p>
          </table:table-cell>
          <table:table-cell table:formula="of:=[.$I$217]*[.B230]+[.$J$217]*[.B230]^2+[.$K$217]*[.B230]^3+[.$L$217]" office:value-type="float" office:value="8.3067574732" calcext:value-type="float">
            <text:p>8,3067574732</text:p>
          </table:table-cell>
          <table:table-cell table:formula="of:=ABS([.C230]-[.D230])/[.C230]" office:value-type="float" office:value="0.00323157888888867" calcext:value-type="float">
            <text:p>0,0032315788888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84" calcext:value-type="float">
            <text:p>7,84</text:p>
          </table:table-cell>
          <table:table-cell table:formula="of:=[.$I$217]*[.B231]+[.$J$217]*[.B231]^2+[.$K$217]*[.B231]^3+[.$L$217]" office:value-type="float" office:value="7.7929672" calcext:value-type="float">
            <text:p>7,7929672</text:p>
          </table:table-cell>
          <table:table-cell table:formula="of:=ABS([.C231]-[.D231])/[.C231]" office:value-type="float" office:value="0.0059990816326532" calcext:value-type="float">
            <text:p>0,0059990816326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.11" calcext:value-type="float">
            <text:p>7,11</text:p>
          </table:table-cell>
          <table:table-cell table:formula="of:=[.$I$217]*[.B232]+[.$J$217]*[.B232]^2+[.$K$217]*[.B232]^3+[.$L$217]" office:value-type="float" office:value="7.11876875" calcext:value-type="float">
            <text:p>7,11876875</text:p>
          </table:table-cell>
          <table:table-cell table:formula="of:=ABS([.C232]-[.D232])/[.C232]" office:value-type="float" office:value="0.0012332981715889" calcext:value-type="float">
            <text:p>0,0012332981715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63" calcext:value-type="float">
            <text:p>6,63</text:p>
          </table:table-cell>
          <table:table-cell table:formula="of:=[.$I$217]*[.B233]+[.$J$217]*[.B233]^2+[.$K$217]*[.B233]^3+[.$L$217]" office:value-type="float" office:value="6.6538538" calcext:value-type="float">
            <text:p>6,6538538</text:p>
          </table:table-cell>
          <table:table-cell table:formula="of:=ABS([.C233]-[.D233])/[.C233]" office:value-type="float" office:value="0.00359785822021081" calcext:value-type="float">
            <text:p>0,0035978582202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6.38" calcext:value-type="float">
            <text:p>6,38</text:p>
          </table:table-cell>
          <table:table-cell table:formula="of:=[.$I$217]*[.B234]+[.$J$217]*[.B234]^2+[.$K$217]*[.B234]^3+[.$L$217]" office:value-type="float" office:value="6.37703215" calcext:value-type="float">
            <text:p>6,37703215</text:p>
          </table:table-cell>
          <table:table-cell table:formula="of:=ABS([.C234]-[.D234])/[.C234]" office:value-type="float" office:value="0.000465180250783855" calcext:value-type="float">
            <text:p>0,000465180250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table:formula="of:=[.$I$217]*[.B235]+[.$J$217]*[.B235]^2+[.$K$217]*[.B235]^3+[.$L$217]" office:value-type="float" office:value="6.2671136" calcext:value-type="float">
            <text:p>6,2671136</text:p>
          </table:table-cell>
          <table:table-cell table:formula="of:=ABS([.C235]-[.D235])/[.C235]" office:value-type="float" office:value="0.00205197452229345" calcext:value-type="float">
            <text:p>0,0020519745222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46" calcext:value-type="float">
            <text:p>6,46</text:p>
          </table:table-cell>
          <table:table-cell table:formula="of:=[.$I$217]*[.B236]+[.$J$217]*[.B236]^2+[.$K$217]*[.B236]^3+[.$L$217]" office:value-type="float" office:value="6.463225" calcext:value-type="float">
            <text:p>6,463225</text:p>
          </table:table-cell>
          <table:table-cell table:formula="of:=ABS([.C236]-[.D236])/[.C236]" office:value-type="float" office:value="0.000499226006191199" calcext:value-type="float">
            <text:p>0,0004992260061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+1%N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2.08" calcext:value-type="float">
            <text:p>2,08</text:p>
          </table:table-cell>
          <table:table-cell table:formula="of:=[.$I$248]*[.B246]+[.$J$248]*[.B246]^2+[.$K$248]*[.B246]^3+[.$L$248]" office:value-type="float" office:value="1.983892575768" calcext:value-type="float">
            <text:p>1,983892575768</text:p>
          </table:table-cell>
          <table:table-cell table:formula="of:=ABS([.C246]-[.D246])/[.C246]" office:value-type="float" office:value="0.0462054924192308" calcext:value-type="float">
            <text:p>0,046205492419231</text:p>
          </table:table-cell>
          <table:table-cell/>
          <table:table-cell office:value-type="string" calcext:value-type="string">
            <text:p>Ar+0,1N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2.12" calcext:value-type="float">
            <text:p>2,12</text:p>
          </table:table-cell>
          <table:table-cell table:formula="of:=[.$I$248]*[.B247]+[.$J$248]*[.B247]^2+[.$K$248]*[.B247]^3+[.$L$248]" office:value-type="float" office:value="2.050872904039" calcext:value-type="float">
            <text:p>2,050872904039</text:p>
          </table:table-cell>
          <table:table-cell table:formula="of:=ABS([.C247]-[.D247])/[.C247]" office:value-type="float" office:value="0.0326071207363207" calcext:value-type="float">
            <text:p>0,032607120736321</text:p>
          </table:table-cell>
          <table:table-cell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2.15" calcext:value-type="float">
            <text:p>2,15</text:p>
          </table:table-cell>
          <table:table-cell table:formula="of:=[.$I$248]*[.B248]+[.$J$248]*[.B248]^2+[.$K$248]*[.B248]^3+[.$L$248]" office:value-type="float" office:value="2.118300085376" calcext:value-type="float">
            <text:p>2,118300085376</text:p>
          </table:table-cell>
          <table:table-cell table:formula="of:=ABS([.C248]-[.D248])/[.C248]" office:value-type="float" office:value="0.0147441463367441" calcext:value-type="float">
            <text:p>0,014744146336744</text:p>
          </table:table-cell>
          <table:table-cell/>
          <table:table-cell office:value-type="string" calcext:value-type="string">
            <text:p>0,06-1,7</text:p>
          </table:table-cell>
          <table:table-cell office:value-type="string" calcext:value-type="string">
            <text:p>f(x)=a*x+b*x**2+c*x**3+d</text:p>
          </table:table-cell>
          <table:table-cell office:value-type="float" office:value="6.39387" calcext:value-type="float">
            <text:p>6,39387</text:p>
          </table:table-cell>
          <table:table-cell office:value-type="float" office:value="2.43144" calcext:value-type="float">
            <text:p>2,43144</text:p>
          </table:table-cell>
          <table:table-cell office:value-type="float" office:value="-0.938927" calcext:value-type="float">
            <text:p>-0,938927</text:p>
          </table:table-cell>
          <table:table-cell office:value-type="float" office:value="1.59171" calcext:value-type="float">
            <text:p>1,59171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.24" calcext:value-type="float">
            <text:p>2,24</text:p>
          </table:table-cell>
          <table:table-cell table:formula="of:=[.$I$248]*[.B249]+[.$J$248]*[.B249]^2+[.$K$248]*[.B249]^3+[.$L$248]" office:value-type="float" office:value="2.254472473" calcext:value-type="float">
            <text:p>2,254472473</text:p>
          </table:table-cell>
          <table:table-cell table:formula="of:=ABS([.C249]-[.D249])/[.C249]" office:value-type="float" office:value="0.00646092544642842" calcext:value-type="float">
            <text:p>0,006460925446428</text:p>
          </table:table-cell>
          <table:table-cell/>
          <table:table-cell office:value-type="string" calcext:value-type="string">
            <text:p>1,7-5</text:p>
          </table:table-cell>
          <table:table-cell office:value-type="string" calcext:value-type="string">
            <text:p>f(x)=a*x+b*x**2+c*x**3+d</text:p>
          </table:table-cell>
          <table:table-cell office:value-type="float" office:value="14.5555" calcext:value-type="float">
            <text:p>14,5555</text:p>
          </table:table-cell>
          <table:table-cell office:value-type="float" office:value="-2.38103" calcext:value-type="float">
            <text:p>-2,38103</text:p>
          </table:table-cell>
          <table:table-cell office:value-type="float" office:value="0.0898603" calcext:value-type="float">
            <text:p>0,0898603</text:p>
          </table:table-cell>
          <table:table-cell office:value-type="float" office:value="-3.22504" calcext:value-type="float">
            <text:p>-3,22504</text:p>
          </table:table-cell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2.35" calcext:value-type="float">
            <text:p>2,35</text:p>
          </table:table-cell>
          <table:table-cell table:formula="of:=[.$I$248]*[.B250]+[.$J$248]*[.B250]^2+[.$K$248]*[.B250]^3+[.$L$248]" office:value-type="float" office:value="2.392364670144" calcext:value-type="float">
            <text:p>2,392364670144</text:p>
          </table:table-cell>
          <table:table-cell table:formula="of:=ABS([.C250]-[.D250])/[.C250]" office:value-type="float" office:value="0.0180275192102127" calcext:value-type="float">
            <text:p>0,018027519210213</text:p>
          </table:table-cell>
          <table:table-cell/>
          <table:table-cell office:value-type="string" calcext:value-type="string">
            <text:p>5-10</text:p>
          </table:table-cell>
          <table:table-cell office:value-type="string" calcext:value-type="string">
            <text:p>f(x)=a*x+b*x**2+c*x**3+d</text:p>
          </table:table-cell>
          <table:table-cell office:value-type="float" office:value="-5.14297" calcext:value-type="float">
            <text:p>-5,14297</text:p>
          </table:table-cell>
          <table:table-cell office:value-type="float" office:value="0.45876" calcext:value-type="float">
            <text:p>0,45876</text:p>
          </table:table-cell>
          <table:table-cell office:value-type="float" office:value="-0.0133648" calcext:value-type="float">
            <text:p>-0,0133648</text:p>
          </table:table-cell>
          <table:table-cell office:value-type="float" office:value="37.2191" calcext:value-type="float">
            <text:p>37,2191</text:p>
          </table:table-cell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office:value-type="float" office:value="2.48" calcext:value-type="float">
            <text:p>2,48</text:p>
          </table:table-cell>
          <table:table-cell table:formula="of:=[.$I$248]*[.B251]+[.$J$248]*[.B251]^2+[.$K$248]*[.B251]^3+[.$L$248]" office:value-type="float" office:value="2.531931608312" calcext:value-type="float">
            <text:p>2,531931608312</text:p>
          </table:table-cell>
          <table:table-cell table:formula="of:=ABS([.C251]-[.D251])/[.C251]" office:value-type="float" office:value="0.0209401646419355" calcext:value-type="float">
            <text:p>0,0209401646419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office:value-type="float" office:value="2.69" calcext:value-type="float">
            <text:p>2,69</text:p>
          </table:table-cell>
          <table:table-cell table:formula="of:=[.$I$248]*[.B252]+[.$J$248]*[.B252]^2+[.$K$248]*[.B252]^3+[.$L$248]" office:value-type="float" office:value="2.744323567649" calcext:value-type="float">
            <text:p>2,744323567649</text:p>
          </table:table-cell>
          <table:table-cell table:formula="of:=ABS([.C252]-[.D252])/[.C252]" office:value-type="float" office:value="0.0201946348137548" calcext:value-type="float">
            <text:p>0,0201946348137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2.9" calcext:value-type="float">
            <text:p>2,9</text:p>
          </table:table-cell>
          <table:table-cell table:formula="of:=[.$I$248]*[.B253]+[.$J$248]*[.B253]^2+[.$K$248]*[.B253]^3+[.$L$248]" office:value-type="float" office:value="2.960230184" calcext:value-type="float">
            <text:p>2,960230184</text:p>
          </table:table-cell>
          <table:table-cell table:formula="of:=ABS([.C253]-[.D253])/[.C253]" office:value-type="float" office:value="0.0207690289655174" calcext:value-type="float">
            <text:p>0,0207690289655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3.28" calcext:value-type="float">
            <text:p>3,28</text:p>
          </table:table-cell>
          <table:table-cell table:formula="of:=[.$I$248]*[.B254]+[.$J$248]*[.B254]^2+[.$K$248]*[.B254]^3+[.$L$248]" office:value-type="float" office:value="3.327471765625" calcext:value-type="float">
            <text:p>3,327471765625</text:p>
          </table:table-cell>
          <table:table-cell table:formula="of:=ABS([.C254]-[.D254])/[.C254]" office:value-type="float" office:value="0.0144730992759145" calcext:value-type="float">
            <text:p>0,0144730992759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.68" calcext:value-type="float">
            <text:p>3,68</text:p>
          </table:table-cell>
          <table:table-cell table:formula="of:=[.$I$248]*[.B255]+[.$J$248]*[.B255]^2+[.$K$248]*[.B255]^3+[.$L$248]" office:value-type="float" office:value="3.703349571" calcext:value-type="float">
            <text:p>3,703349571</text:p>
          </table:table-cell>
          <table:table-cell table:formula="of:=ABS([.C255]-[.D255])/[.C255]" office:value-type="float" office:value="0.00634499211956528" calcext:value-type="float">
            <text:p>0,0063449921195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4.08" calcext:value-type="float">
            <text:p>4,08</text:p>
          </table:table-cell>
          <table:table-cell table:formula="of:=[.$I$248]*[.B256]+[.$J$248]*[.B256]^2+[.$K$248]*[.B256]^3+[.$L$248]" office:value-type="float" office:value="4.087159404875" calcext:value-type="float">
            <text:p>4,087159404875</text:p>
          </table:table-cell>
          <table:table-cell table:formula="of:=ABS([.C256]-[.D256])/[.C256]" office:value-type="float" office:value="0.0017547560968137" calcext:value-type="float">
            <text:p>0,0017547560968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4.49" calcext:value-type="float">
            <text:p>4,49</text:p>
          </table:table-cell>
          <table:table-cell table:formula="of:=[.$I$248]*[.B257]+[.$J$248]*[.B257]^2+[.$K$248]*[.B257]^3+[.$L$248]" office:value-type="float" office:value="4.478197072" calcext:value-type="float">
            <text:p>4,478197072</text:p>
          </table:table-cell>
          <table:table-cell table:formula="of:=ABS([.C257]-[.D257])/[.C257]" office:value-type="float" office:value="0.00262871447661466" calcext:value-type="float">
            <text:p>0,0026287144766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5.31" calcext:value-type="float">
            <text:p>5,31</text:p>
          </table:table-cell>
          <table:table-cell table:formula="of:=[.$I$248]*[.B258]+[.$J$248]*[.B258]^2+[.$K$248]*[.B258]^3+[.$L$248]" office:value-type="float" office:value="5.279139125" calcext:value-type="float">
            <text:p>5,279139125</text:p>
          </table:table-cell>
          <table:table-cell table:formula="of:=ABS([.C258]-[.D258])/[.C258]" office:value-type="float" office:value="0.00581184086628987" calcext:value-type="float">
            <text:p>0,005811840866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6.14" calcext:value-type="float">
            <text:p>6,14</text:p>
          </table:table-cell>
          <table:table-cell table:formula="of:=[.$I$248]*[.B259]+[.$J$248]*[.B259]^2+[.$K$248]*[.B259]^3+[.$L$248]" office:value-type="float" office:value="6.100542168" calcext:value-type="float">
            <text:p>6,100542168</text:p>
          </table:table-cell>
          <table:table-cell table:formula="of:=ABS([.C259]-[.D259])/[.C259]" office:value-type="float" office:value="0.00642635700325705" calcext:value-type="float">
            <text:p>0,0064263570032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6.98" calcext:value-type="float">
            <text:p>6,98</text:p>
          </table:table-cell>
          <table:table-cell table:formula="of:=[.$I$248]*[.B260]+[.$J$248]*[.B260]^2+[.$K$248]*[.B260]^3+[.$L$248]" office:value-type="float" office:value="6.936772639" calcext:value-type="float">
            <text:p>6,936772639</text:p>
          </table:table-cell>
          <table:table-cell table:formula="of:=ABS([.C260]-[.D260])/[.C260]" office:value-type="float" office:value="0.00619303166189106" calcext:value-type="float">
            <text:p>0,0061930316618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7.81" calcext:value-type="float">
            <text:p>7,81</text:p>
          </table:table-cell>
          <table:table-cell table:formula="of:=[.$I$248]*[.B261]+[.$J$248]*[.B261]^2+[.$K$248]*[.B261]^3+[.$L$248]" office:value-type="float" office:value="7.782196976" calcext:value-type="float">
            <text:p>7,782196976</text:p>
          </table:table-cell>
          <table:table-cell table:formula="of:=ABS([.C261]-[.D261])/[.C261]" office:value-type="float" office:value="0.00355992624839957" calcext:value-type="float">
            <text:p>0,00355992624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48" calcext:value-type="float">
            <text:p>9,48</text:p>
          </table:table-cell>
          <table:table-cell table:formula="of:=[.$I$248]*[.B262]+[.$J$248]*[.B262]^2+[.$K$248]*[.B262]^3+[.$L$248]" office:value-type="float" office:value="9.478093" calcext:value-type="float">
            <text:p>9,478093</text:p>
          </table:table-cell>
          <table:table-cell table:formula="of:=ABS([.C262]-[.D262])/[.C262]" office:value-type="float" office:value="0.00020116033755266" calcext:value-type="float">
            <text:p>0,0002011603375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11.1" calcext:value-type="float">
            <text:p>11,1</text:p>
          </table:table-cell>
          <table:table-cell table:formula="of:=[.$I$248]*[.B263]+[.$J$248]*[.B263]^2+[.$K$248]*[.B263]^3+[.$L$248]" office:value-type="float" office:value="11.143161744" calcext:value-type="float">
            <text:p>11,143161744</text:p>
          </table:table-cell>
          <table:table-cell table:formula="of:=ABS([.C263]-[.D263])/[.C263]" office:value-type="float" office:value="0.00388844540540547" calcext:value-type="float">
            <text:p>0,0038884454054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12.7" calcext:value-type="float">
            <text:p>12,7</text:p>
          </table:table-cell>
          <table:table-cell table:formula="of:=[.$I$248]*[.B264]+[.$J$248]*[.B264]^2+[.$K$248]*[.B264]^3+[.$L$248]" office:value-type="float" office:value="12.732334712" calcext:value-type="float">
            <text:p>12,732334712</text:p>
          </table:table-cell>
          <table:table-cell table:formula="of:=ABS([.C264]-[.D264])/[.C264]" office:value-type="float" office:value="0.00254604031496069" calcext:value-type="float">
            <text:p>0,0025460403149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4.9" calcext:value-type="float">
            <text:p>14,9</text:p>
          </table:table-cell>
          <table:table-cell table:formula="of:=[.$I$248]*[.B265]+[.$J$248]*[.B265]^2+[.$K$248]*[.B265]^3+[.$L$248]" office:value-type="float" office:value="14.875202249" calcext:value-type="float">
            <text:p>14,875202249</text:p>
          </table:table-cell>
          <table:table-cell table:formula="of:=ABS([.C265]-[.D265])/[.C265]" office:value-type="float" office:value="0.00166427859060399" calcext:value-type="float">
            <text:p>0,0016642785906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$I$249]*[.B266]+[.$J$249]*[.B266]^2+[.$K$249]*[.B266]^3+[.$L$249]" office:value-type="float" office:value="17.0807224" calcext:value-type="float">
            <text:p>17,0807224</text:p>
          </table:table-cell>
          <table:table-cell table:formula="of:=ABS([.C266]-[.D266])/[.C266]" office:value-type="float" office:value="0.00474837647058818" calcext:value-type="float">
            <text:p>0,0047483764705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9.8" calcext:value-type="float">
            <text:p>19,8</text:p>
          </table:table-cell>
          <table:table-cell table:formula="of:=[.$I$249]*[.B267]+[.$J$249]*[.B267]^2+[.$K$249]*[.B267]^3+[.$L$249]" office:value-type="float" office:value="19.6863396875" calcext:value-type="float">
            <text:p>19,6863396875</text:p>
          </table:table-cell>
          <table:table-cell table:formula="of:=ABS([.C267]-[.D267])/[.C267]" office:value-type="float" office:value="0.00574041982323225" calcext:value-type="float">
            <text:p>0,0057404198232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,6</text:p>
          </table:table-cell>
          <table:table-cell table:formula="of:=[.$I$249]*[.B268]+[.$J$249]*[.B268]^2+[.$K$249]*[.B268]^3+[.$L$249]" office:value-type="float" office:value="21.4384181" calcext:value-type="float">
            <text:p>21,4384181</text:p>
          </table:table-cell>
          <table:table-cell table:formula="of:=ABS([.C268]-[.D268])/[.C268]" office:value-type="float" office:value="0.00748064351851859" calcext:value-type="float">
            <text:p>0,007480643518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2.4" calcext:value-type="float">
            <text:p>22,4</text:p>
          </table:table-cell>
          <table:table-cell table:formula="of:=[.$I$249]*[.B269]+[.$J$249]*[.B269]^2+[.$K$249]*[.B269]^3+[.$L$249]" office:value-type="float" office:value="22.4043528625" calcext:value-type="float">
            <text:p>22,4043528625</text:p>
          </table:table-cell>
          <table:table-cell table:formula="of:=ABS([.C269]-[.D269])/[.C269]" office:value-type="float" office:value="0.000194324218750287" calcext:value-type="float">
            <text:p>0,00019432421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.5" calcext:value-type="float">
            <text:p>22,5</text:p>
          </table:table-cell>
          <table:table-cell table:formula="of:=[.$I$249]*[.B270]+[.$J$249]*[.B270]^2+[.$K$249]*[.B270]^3+[.$L$249]" office:value-type="float" office:value="22.6515392" calcext:value-type="float">
            <text:p>22,6515392</text:p>
          </table:table-cell>
          <table:table-cell table:formula="of:=ABS([.C270]-[.D270])/[.C270]" office:value-type="float" office:value="0.00673507555555564" calcext:value-type="float">
            <text:p>0,0067350755555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.3" calcext:value-type="float">
            <text:p>21,3</text:p>
          </table:table-cell>
          <table:table-cell table:formula="of:=[.$I$250]*[.B271]+[.$J$250]*[.B271]^2+[.$K$250]*[.B271]^3+[.$L$250]" office:value-type="float" office:value="21.30265" calcext:value-type="float">
            <text:p>21,30265</text:p>
          </table:table-cell>
          <table:table-cell table:formula="of:=ABS([.C271]-[.D271])/[.C271]" office:value-type="float" office:value="0.000124413145539866" calcext:value-type="float">
            <text:p>0,000124413145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$I$250]*[.B272]+[.$J$250]*[.B272]^2+[.$K$250]*[.B272]^3+[.$L$250]" office:value-type="float" office:value="19.9898432" calcext:value-type="float">
            <text:p>19,9898432</text:p>
          </table:table-cell>
          <table:table-cell table:formula="of:=ABS([.C272]-[.D272])/[.C272]" office:value-type="float" office:value="0.000507840000000037" calcext:value-type="float">
            <text:p>0,000507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.1" calcext:value-type="float">
            <text:p>19,1</text:p>
          </table:table-cell>
          <table:table-cell table:formula="of:=[.$I$250]*[.B273]+[.$J$250]*[.B273]^2+[.$K$250]*[.B273]^3+[.$L$250]" office:value-type="float" office:value="19.1134236" calcext:value-type="float">
            <text:p>19,1134236</text:p>
          </table:table-cell>
          <table:table-cell table:formula="of:=ABS([.C273]-[.D273])/[.C273]" office:value-type="float" office:value="0.000702806282722483" calcext:value-type="float">
            <text:p>0,0007028062827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.6" calcext:value-type="float">
            <text:p>18,6</text:p>
          </table:table-cell>
          <table:table-cell table:formula="of:=[.$I$250]*[.B274]+[.$J$250]*[.B274]^2+[.$K$250]*[.B274]^3+[.$L$250]" office:value-type="float" office:value="18.5932024" calcext:value-type="float">
            <text:p>18,5932024</text:p>
          </table:table-cell>
          <table:table-cell table:formula="of:=ABS([.C274]-[.D274])/[.C274]" office:value-type="float" office:value="0.00036546236559133" calcext:value-type="float">
            <text:p>0,0003654623655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.3" calcext:value-type="float">
            <text:p>18,3</text:p>
          </table:table-cell>
          <table:table-cell table:formula="of:=[.$I$250]*[.B275]+[.$J$250]*[.B275]^2+[.$K$250]*[.B275]^3+[.$L$250]" office:value-type="float" office:value="18.3006" calcext:value-type="float">
            <text:p>18,3006</text:p>
          </table:table-cell>
          <table:table-cell table:formula="of:=ABS([.C275]-[.D275])/[.C275]" office:value-type="float" office:value="0.0000327868852462135" calcext:value-type="float">
            <text:p>3,27868852462135E-0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Ar+5N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+5%N2</text:p>
          </table:table-cell>
          <table:table-cell table:number-columns-repeated="4"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,1-1</text:p>
          </table:table-cell>
          <table:table-cell office:value-type="string" calcext:value-type="string">
            <text:p>f(x)=a*x+b*x**2+c*x**3+d</text:p>
          </table:table-cell>
          <table:table-cell office:value-type="float" office:value="2.75824" calcext:value-type="float">
            <text:p>2,75824</text:p>
          </table:table-cell>
          <table:table-cell office:value-type="float" office:value="6.75988" calcext:value-type="float">
            <text:p>6,75988</text:p>
          </table:table-cell>
          <table:table-cell office:value-type="float" office:value="-3.36282" calcext:value-type="float">
            <text:p>-3,36282</text:p>
          </table:table-cell>
          <table:table-cell office:value-type="float" office:value="2.8719" calcext:value-type="float">
            <text:p>2,8719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number-columns-repeated="4"/>
          <table:table-cell office:value-type="string" calcext:value-type="string">
            <text:p>1-10</text:p>
          </table:table-cell>
          <table:table-cell office:value-type="string" calcext:value-type="string">
            <text:p>f(x)=a*x+b*x**2+c*x**3+d</text:p>
          </table:table-cell>
          <table:table-cell office:value-type="float" office:value="7.46755" calcext:value-type="float">
            <text:p>7,46755</text:p>
          </table:table-cell>
          <table:table-cell office:value-type="float" office:value="-0.117014" calcext:value-type="float">
            <text:p>-0,117014</text:p>
          </table:table-cell>
          <table:table-cell office:value-type="float" office:value="-0.0205166" calcext:value-type="float">
            <text:p>-0,0205166</text:p>
          </table:table-cell>
          <table:table-cell office:value-type="float" office:value="1.65635" calcext:value-type="float">
            <text:p>1,65635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3.3" calcext:value-type="float">
            <text:p>3,3</text:p>
          </table:table-cell>
          <table:table-cell table:formula="of:=[.$I$284]*[.B288]+[.$J$284]*[.B288]^2+[.$K$284]*[.B288]^3+[.$L$284]" office:value-type="float" office:value="3.21195998" calcext:value-type="float">
            <text:p>3,21195998</text:p>
          </table:table-cell>
          <table:table-cell table:formula="of:=ABS([.C288]-[.D288])/[.C288]" office:value-type="float" office:value="0.0266787939393939" calcext:value-type="float">
            <text:p>0,0266787939393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3.34" calcext:value-type="float">
            <text:p>3,34</text:p>
          </table:table-cell>
          <table:table-cell table:formula="of:=[.$I$284]*[.B289]+[.$J$284]*[.B289]^2+[.$K$284]*[.B289]^3+[.$L$284]" office:value-type="float" office:value="3.29442011904" calcext:value-type="float">
            <text:p>3,29442011904</text:p>
          </table:table-cell>
          <table:table-cell table:formula="of:=ABS([.C289]-[.D289])/[.C289]" office:value-type="float" office:value="0.0136466709461077" calcext:value-type="float">
            <text:p>0,0136466709461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office:value-type="float" office:value="3.39" calcext:value-type="float">
            <text:p>3,39</text:p>
          </table:table-cell>
          <table:table-cell table:formula="of:=[.$I$284]*[.B290]+[.$J$284]*[.B290]^2+[.$K$284]*[.B290]^3+[.$L$284]" office:value-type="float" office:value="3.38131966992" calcext:value-type="float">
            <text:p>3,38131966992</text:p>
          </table:table-cell>
          <table:table-cell table:formula="of:=ABS([.C290]-[.D290])/[.C290]" office:value-type="float" office:value="0.00256056934513281" calcext:value-type="float">
            <text:p>0,0025605693451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office:value-type="float" office:value="3.5" calcext:value-type="float">
            <text:p>3,5</text:p>
          </table:table-cell>
          <table:table-cell table:formula="of:=[.$I$284]*[.B291]+[.$J$284]*[.B291]^2+[.$K$284]*[.B291]^3+[.$L$284]" office:value-type="float" office:value="3.51963979734" calcext:value-type="float">
            <text:p>3,51963979734</text:p>
          </table:table-cell>
          <table:table-cell table:formula="of:=ABS([.C291]-[.D291])/[.C291]" office:value-type="float" office:value="0.00561137066857143" calcext:value-type="float">
            <text:p>0,0056113706685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3.63" calcext:value-type="float">
            <text:p>3,63</text:p>
          </table:table-cell>
          <table:table-cell table:formula="of:=[.$I$284]*[.B292]+[.$J$284]*[.B292]^2+[.$K$284]*[.B292]^3+[.$L$284]" office:value-type="float" office:value="3.66704064" calcext:value-type="float">
            <text:p>3,66704064</text:p>
          </table:table-cell>
          <table:table-cell table:formula="of:=ABS([.C292]-[.D292])/[.C292]" office:value-type="float" office:value="0.0102040330578513" calcext:value-type="float">
            <text:p>0,0102040330578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3.9" calcext:value-type="float">
            <text:p>3,9</text:p>
          </table:table-cell>
          <table:table-cell table:formula="of:=[.$I$284]*[.B293]+[.$J$284]*[.B293]^2+[.$K$284]*[.B293]^3+[.$L$284]" office:value-type="float" office:value="3.9314084375" calcext:value-type="float">
            <text:p>3,9314084375</text:p>
          </table:table-cell>
          <table:table-cell table:formula="of:=ABS([.C293]-[.D293])/[.C293]" office:value-type="float" office:value="0.00805344551282054" calcext:value-type="float">
            <text:p>0,008053445512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4.2" calcext:value-type="float">
            <text:p>4,2</text:p>
          </table:table-cell>
          <table:table-cell table:formula="of:=[.$I$284]*[.B294]+[.$J$284]*[.B294]^2+[.$K$284]*[.B294]^3+[.$L$284]" office:value-type="float" office:value="4.21696506" calcext:value-type="float">
            <text:p>4,21696506</text:p>
          </table:table-cell>
          <table:table-cell table:formula="of:=ABS([.C294]-[.D294])/[.C294]" office:value-type="float" office:value="0.00403929999999989" calcext:value-type="float">
            <text:p>0,00403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4.53" calcext:value-type="float">
            <text:p>4,53</text:p>
          </table:table-cell>
          <table:table-cell table:formula="of:=[.$I$284]*[.B295]+[.$J$284]*[.B295]^2+[.$K$284]*[.B295]^3+[.$L$284]" office:value-type="float" office:value="4.5211883925" calcext:value-type="float">
            <text:p>4,5211883925</text:p>
          </table:table-cell>
          <table:table-cell table:formula="of:=ABS([.C295]-[.D295])/[.C295]" office:value-type="float" office:value="0.00194516721854309" calcext:value-type="float">
            <text:p>0,0019451672185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table:formula="of:=[.$I$284]*[.B296]+[.$J$284]*[.B296]^2+[.$K$284]*[.B296]^3+[.$L$284]" office:value-type="float" office:value="4.84155632" calcext:value-type="float">
            <text:p>4,84155632</text:p>
          </table:table-cell>
          <table:table-cell table:formula="of:=ABS([.C296]-[.D296])/[.C296]" office:value-type="float" office:value="0.00584059137576995" calcext:value-type="float">
            <text:p>0,005840591375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5.55" calcext:value-type="float">
            <text:p>5,55</text:p>
          </table:table-cell>
          <table:table-cell table:formula="of:=[.$I$284]*[.B297]+[.$J$284]*[.B297]^2+[.$K$284]*[.B297]^3+[.$L$284]" office:value-type="float" office:value="5.5206375" calcext:value-type="float">
            <text:p>5,5206375</text:p>
          </table:table-cell>
          <table:table-cell table:formula="of:=ABS([.C297]-[.D297])/[.C297]" office:value-type="float" office:value="0.00529054054054045" calcext:value-type="float">
            <text:p>0,005290540540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6.25" calcext:value-type="float">
            <text:p>6,25</text:p>
          </table:table-cell>
          <table:table-cell table:formula="of:=[.$I$284]*[.B298]+[.$J$284]*[.B298]^2+[.$K$284]*[.B298]^3+[.$L$284]" office:value-type="float" office:value="6.23403168" calcext:value-type="float">
            <text:p>6,23403168</text:p>
          </table:table-cell>
          <table:table-cell table:formula="of:=ABS([.C298]-[.D298])/[.C298]" office:value-type="float" office:value="0.00255493119999983" calcext:value-type="float">
            <text:p>0,00255493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6.95" calcext:value-type="float">
            <text:p>6,95</text:p>
          </table:table-cell>
          <table:table-cell table:formula="of:=[.$I$284]*[.B299]+[.$J$284]*[.B299]^2+[.$K$284]*[.B299]^3+[.$L$284]" office:value-type="float" office:value="6.96156194" calcext:value-type="float">
            <text:p>6,96156194</text:p>
          </table:table-cell>
          <table:table-cell table:formula="of:=ABS([.C299]-[.D299])/[.C299]" office:value-type="float" office:value="0.00166358848920876" calcext:value-type="float">
            <text:p>0,001663588489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7.65" calcext:value-type="float">
            <text:p>7,65</text:p>
          </table:table-cell>
          <table:table-cell table:formula="of:=[.$I$284]*[.B300]+[.$J$284]*[.B300]^2+[.$K$284]*[.B300]^3+[.$L$284]" office:value-type="float" office:value="7.68305136" calcext:value-type="float">
            <text:p>7,68305136</text:p>
          </table:table-cell>
          <table:table-cell table:formula="of:=ABS([.C300]-[.D300])/[.C300]" office:value-type="float" office:value="0.00432043921568639" calcext:value-type="float">
            <text:p>0,004320439215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04" calcext:value-type="float">
            <text:p>9,04</text:p>
          </table:table-cell>
          <table:table-cell table:formula="of:=[.$I$284]*[.B301]+[.$J$284]*[.B301]^2+[.$K$284]*[.B301]^3+[.$L$284]" office:value-type="float" office:value="9.0272" calcext:value-type="float">
            <text:p>9,0272</text:p>
          </table:table-cell>
          <table:table-cell table:formula="of:=ABS([.C301]-[.D301])/[.C301]" office:value-type="float" office:value="0.00141592920353967" calcext:value-type="float">
            <text:p>0,001415929203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10.5" calcext:value-type="float">
            <text:p>10,5</text:p>
          </table:table-cell>
          <table:table-cell table:formula="of:=[.$I$285]*[.B302]+[.$J$285]*[.B302]^2+[.$K$285]*[.B302]^3+[.$L$285]" office:value-type="float" office:value="10.4134571552" calcext:value-type="float">
            <text:p>10,4134571552</text:p>
          </table:table-cell>
          <table:table-cell table:formula="of:=ABS([.C302]-[.D302])/[.C302]" office:value-type="float" office:value="0.00824217569523812" calcext:value-type="float">
            <text:p>0,0082421756952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office:value-type="float" office:value="11.8" calcext:value-type="float">
            <text:p>11,8</text:p>
          </table:table-cell>
          <table:table-cell table:formula="of:=[.$I$285]*[.B303]+[.$J$285]*[.B303]^2+[.$K$285]*[.B303]^3+[.$L$285]" office:value-type="float" office:value="11.8252750096" calcext:value-type="float">
            <text:p>11,8252750096</text:p>
          </table:table-cell>
          <table:table-cell table:formula="of:=ABS([.C303]-[.D303])/[.C303]" office:value-type="float" office:value="0.00214194996610166" calcext:value-type="float">
            <text:p>0,002141949966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3.9" calcext:value-type="float">
            <text:p>13,9</text:p>
          </table:table-cell>
          <table:table-cell table:formula="of:=[.$I$285]*[.B304]+[.$J$285]*[.B304]^2+[.$K$285]*[.B304]^3+[.$L$285]" office:value-type="float" office:value="13.9122164842" calcext:value-type="float">
            <text:p>13,9122164842</text:p>
          </table:table-cell>
          <table:table-cell table:formula="of:=ABS([.C304]-[.D304])/[.C304]" office:value-type="float" office:value="0.000878883755395659" calcext:value-type="float">
            <text:p>0,0008788837553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.9" calcext:value-type="float">
            <text:p>15,9</text:p>
          </table:table-cell>
          <table:table-cell table:formula="of:=[.$I$285]*[.B305]+[.$J$285]*[.B305]^2+[.$K$285]*[.B305]^3+[.$L$285]" office:value-type="float" office:value="15.9592612" calcext:value-type="float">
            <text:p>15,9592612</text:p>
          </table:table-cell>
          <table:table-cell table:formula="of:=ABS([.C305]-[.D305])/[.C305]" office:value-type="float" office:value="0.00372711949685523" calcext:value-type="float">
            <text:p>0,0037271194968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9.2" calcext:value-type="float">
            <text:p>19,2</text:p>
          </table:table-cell>
          <table:table-cell table:formula="of:=[.$I$285]*[.B306]+[.$J$285]*[.B306]^2+[.$K$285]*[.B306]^3+[.$L$285]" office:value-type="float" office:value="19.273315625" calcext:value-type="float">
            <text:p>19,273315625</text:p>
          </table:table-cell>
          <table:table-cell table:formula="of:=ABS([.C306]-[.D306])/[.C306]" office:value-type="float" office:value="0.00381852213541682" calcext:value-type="float">
            <text:p>0,0038185221354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.4" calcext:value-type="float">
            <text:p>22,4</text:p>
          </table:table-cell>
          <table:table-cell table:formula="of:=[.$I$285]*[.B307]+[.$J$285]*[.B307]^2+[.$K$285]*[.B307]^3+[.$L$285]" office:value-type="float" office:value="22.4519258" calcext:value-type="float">
            <text:p>22,4519258</text:p>
          </table:table-cell>
          <table:table-cell table:formula="of:=ABS([.C307]-[.D307])/[.C307]" office:value-type="float" office:value="0.0023181160714287" calcext:value-type="float">
            <text:p>0,0023181160714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5.4" calcext:value-type="float">
            <text:p>25,4</text:p>
          </table:table-cell>
          <table:table-cell table:formula="of:=[.$I$285]*[.B308]+[.$J$285]*[.B308]^2+[.$K$285]*[.B308]^3+[.$L$285]" office:value-type="float" office:value="25.479704275" calcext:value-type="float">
            <text:p>25,479704275</text:p>
          </table:table-cell>
          <table:table-cell table:formula="of:=ABS([.C308]-[.D308])/[.C308]" office:value-type="float" office:value="0.00313796358267706" calcext:value-type="float">
            <text:p>0,0031379635826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.3" calcext:value-type="float">
            <text:p>28,3</text:p>
          </table:table-cell>
          <table:table-cell table:formula="of:=[.$I$285]*[.B309]+[.$J$285]*[.B309]^2+[.$K$285]*[.B309]^3+[.$L$285]" office:value-type="float" office:value="28.3412636" calcext:value-type="float">
            <text:p>28,3412636</text:p>
          </table:table-cell>
          <table:table-cell table:formula="of:=ABS([.C309]-[.D309])/[.C309]" office:value-type="float" office:value="0.00145807773851592" calcext:value-type="float">
            <text:p>0,0014580777385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,7</text:p>
          </table:table-cell>
          <table:table-cell table:formula="of:=[.$I$285]*[.B310]+[.$J$285]*[.B310]^2+[.$K$285]*[.B310]^3+[.$L$285]" office:value-type="float" office:value="33.504175" calcext:value-type="float">
            <text:p>33,504175</text:p>
          </table:table-cell>
          <table:table-cell table:formula="of:=ABS([.C310]-[.D310])/[.C310]" office:value-type="float" office:value="0.00581083086053431" calcext:value-type="float">
            <text:p>0,0058108308605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[.$I$285]*[.B311]+[.$J$285]*[.B311]^2+[.$K$285]*[.B311]^3+[.$L$285]" office:value-type="float" office:value="37.8175604" calcext:value-type="float">
            <text:p>37,8175604</text:p>
          </table:table-cell>
          <table:table-cell table:formula="of:=ABS([.C311]-[.D311])/[.C311]" office:value-type="float" office:value="0.00480104210526303" calcext:value-type="float">
            <text:p>0,0048010421052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1.2" calcext:value-type="float">
            <text:p>41,2</text:p>
          </table:table-cell>
          <table:table-cell table:formula="of:=[.$I$285]*[.B312]+[.$J$285]*[.B312]^2+[.$K$285]*[.B312]^3+[.$L$285]" office:value-type="float" office:value="41.1583202" calcext:value-type="float">
            <text:p>41,1583202</text:p>
          </table:table-cell>
          <table:table-cell table:formula="of:=ABS([.C312]-[.D312])/[.C312]" office:value-type="float" office:value="0.00101164563106789" calcext:value-type="float">
            <text:p>0,0010116456310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1" calcext:value-type="float">
            <text:p>43,1</text:p>
          </table:table-cell>
          <table:table-cell table:formula="of:=[.$I$285]*[.B313]+[.$J$285]*[.B313]^2+[.$K$285]*[.B313]^3+[.$L$285]" office:value-type="float" office:value="43.4033548" calcext:value-type="float">
            <text:p>43,4033548</text:p>
          </table:table-cell>
          <table:table-cell table:formula="of:=ABS([.C313]-[.D313])/[.C313]" office:value-type="float" office:value="0.00703839443155471" calcext:value-type="float">
            <text:p>0,0070383944315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4.2" calcext:value-type="float">
            <text:p>44,2</text:p>
          </table:table-cell>
          <table:table-cell table:formula="of:=[.$I$285]*[.B314]+[.$J$285]*[.B314]^2+[.$K$285]*[.B314]^3+[.$L$285]" office:value-type="float" office:value="44.11385" calcext:value-type="float">
            <text:p>44,11385</text:p>
          </table:table-cell>
          <table:table-cell table:formula="of:=ABS([.C314]-[.D314])/[.C314]" office:value-type="float" office:value="0.00194909502262451" calcext:value-type="float">
            <text:p>0,001949095022625</text:p>
          </table:table-cell>
          <table:table-cell table:number-columns-repeated="7"/>
        </table:table-row>
        <table:table-row table:style-name="ro1" table:number-rows-repeated="104826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2">00/00/0000</text:date>, <text:time style:data-style-name="N2" text:time-value="23:53:41.0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4:59:59.266640576</meta:creation-date>
    <meta:generator>LibreOffice/6.0.0.3$Windows_X86_64 LibreOffice_project/64a0f66915f38c6217de274f0aa8e15618924765</meta:generator>
    <dc:date>2018-09-02T23:09:04.803000000</dc:date>
    <meta:editing-duration>PT3H32M39S</meta:editing-duration>
    <meta:editing-cycles>16</meta:editing-cycles>
    <meta:document-statistic meta:table-count="1" meta:cell-count="1231" meta:object-count="0"/>
  </office:meta>
</office:document-meta>
</file>